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Geneva" svg:font-family="Geneva"/>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31.856cm"/>
    </style:style>
    <style:style style:name="co3" style:family="table-column">
      <style:table-column-properties fo:break-before="auto" style:column-width="1.905cm"/>
    </style:style>
    <style:style style:name="co4" style:family="table-column">
      <style:table-column-properties fo:break-before="auto" style:column-width="20.849cm"/>
    </style:style>
    <style:style style:name="co5" style:family="table-column">
      <style:table-column-properties fo:break-before="auto" style:column-width="5.027cm"/>
    </style:style>
    <style:style style:name="co6" style:family="table-column">
      <style:table-column-properties fo:break-before="auto" style:column-width="0.688cm"/>
    </style:style>
    <style:style style:name="co7" style:family="table-column">
      <style:table-column-properties fo:break-before="auto" style:column-width="0.9cm"/>
    </style:style>
    <style:style style:name="co8" style:family="table-column">
      <style:table-column-properties fo:break-before="auto" style:column-width="0.767cm"/>
    </style:style>
    <style:style style:name="co9" style:family="table-column">
      <style:table-column-properties fo:break-before="auto" style:column-width="1.799cm"/>
    </style:style>
    <style:style style:name="co10" style:family="table-column">
      <style:table-column-properties fo:break-before="auto" style:column-width="4.233cm"/>
    </style:style>
    <style:style style:name="co11" style:family="table-column">
      <style:table-column-properties fo:break-before="auto" style:column-width="1.032cm"/>
    </style:style>
    <style:style style:name="co12" style:family="table-column">
      <style:table-column-properties fo:break-before="auto" style:column-width="1.005cm"/>
    </style:style>
    <style:style style:name="co13" style:family="table-column">
      <style:table-column-properties fo:break-before="auto" style:column-width="0.873cm"/>
    </style:style>
    <style:style style:name="co14" style:family="table-column">
      <style:table-column-properties fo:break-before="auto" style:column-width="3.369cm"/>
    </style:style>
    <style:style style:name="co15" style:family="table-column">
      <style:table-column-properties fo:break-before="auto" style:column-width="0.965cm"/>
    </style:style>
    <style:style style:name="co16" style:family="table-column">
      <style:table-column-properties fo:break-before="auto" style:column-width="0.661cm"/>
    </style:style>
    <style:style style:name="co17" style:family="table-column">
      <style:table-column-properties fo:break-before="auto" style:column-width="3.316cm"/>
    </style:style>
    <style:style style:name="co18" style:family="table-column">
      <style:table-column-properties fo:break-before="auto" style:column-width="0.81cm"/>
    </style:style>
    <style:style style:name="co19" style:family="table-column">
      <style:table-column-properties fo:break-before="auto" style:column-width="0.783cm"/>
    </style:style>
    <style:style style:name="co20" style:family="table-column">
      <style:table-column-properties fo:break-before="auto" style:column-width="4.022cm"/>
    </style:style>
    <style:style style:name="ro1" style:family="table-row">
      <style:table-row-properties style:row-height="0.457cm" fo:break-before="auto" style:use-optimal-row-height="false"/>
    </style:style>
    <style:style style:name="ro2" style:family="table-row">
      <style:table-row-properties style:row-height="0.635cm" fo:break-before="auto" style:use-optimal-row-height="false"/>
    </style:style>
    <style:style style:name="ro3" style:family="table-row">
      <style:table-row-properties style:row-height="0.688cm" fo:break-before="auto" style:use-optimal-row-height="false"/>
    </style:style>
    <style:style style:name="ro4" style:family="table-row">
      <style:table-row-properties style:row-height="0.661cm" fo:break-before="auto" style:use-optimal-row-height="false"/>
    </style:style>
    <style:style style:name="ro5" style:family="table-row">
      <style:table-row-properties style:row-height="0.609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423cm" fo:break-before="auto" style:use-optimal-row-height="false"/>
    </style:style>
    <style:style style:name="ro9" style:family="table-row">
      <style:table-row-properties style:row-height="1.099cm" fo:break-before="auto" style:use-optimal-row-height="false"/>
    </style:style>
    <style:style style:name="ro10" style:family="table-row">
      <style:table-row-properties style:row-height="0.603cm" fo:break-before="auto" style:use-optimal-row-height="false"/>
    </style:style>
    <style:style style:name="ro11" style:family="table-row">
      <style:table-row-properties style:row-height="2.66cm" fo:break-before="auto" style:use-optimal-row-height="false"/>
    </style:style>
    <style:style style:name="ro12" style:family="table-row">
      <style:table-row-properties style:row-height="2.865cm" fo:break-before="auto" style:use-optimal-row-height="false"/>
    </style:style>
    <style:style style:name="ro13" style:family="table-row">
      <style:table-row-properties style:row-height="0.894cm" fo:break-before="auto" style:use-optimal-row-height="false"/>
    </style:style>
    <style:style style:name="ro14" style:family="table-row">
      <style:table-row-properties style:row-height="0.517cm" fo:break-before="auto" style:use-optimal-row-height="false"/>
    </style:style>
    <style:style style:name="ro15" style:family="table-row">
      <style:table-row-properties style:row-height="1.958cm" fo:break-before="auto" style:use-optimal-row-height="false"/>
    </style:style>
    <style:style style:name="ro16" style:family="table-row">
      <style:table-row-properties style:row-height="1.291cm" fo:break-before="auto" style:use-optimal-row-height="false"/>
    </style:style>
    <style:style style:name="ro17" style:family="table-row">
      <style:table-row-properties style:row-height="2.302cm" fo:break-before="auto" style:use-optimal-row-height="false"/>
    </style:style>
    <style:style style:name="ro18" style:family="table-row">
      <style:table-row-properties style:row-height="2.078cm" fo:break-before="auto" style:use-optimal-row-height="false"/>
    </style:style>
    <style:style style:name="ro19" style:family="table-row">
      <style:table-row-properties style:row-height="2.475cm" fo:break-before="auto" style:use-optimal-row-height="false"/>
    </style:style>
    <style:style style:name="ro20" style:family="table-row">
      <style:table-row-properties style:row-height="1.868cm" fo:break-before="auto" style:use-optimal-row-height="false"/>
    </style:style>
    <style:style style:name="ro21" style:family="table-row">
      <style:table-row-properties style:row-height="1.688cm" fo:break-before="auto" style:use-optimal-row-height="false"/>
    </style:style>
    <style:style style:name="ro22" style:family="table-row">
      <style:table-row-properties style:row-height="1.376cm" fo:break-before="auto" style:use-optimal-row-height="false"/>
    </style:style>
    <style:style style:name="ro23" style:family="table-row">
      <style:table-row-properties style:row-height="0.556cm" fo:break-before="auto" style:use-optimal-row-height="false"/>
    </style:style>
    <style:style style:name="ro24" style:family="table-row">
      <style:table-row-properties style:row-height="2.461cm" fo:break-before="auto" style:use-optimal-row-height="false"/>
    </style:style>
    <style:style style:name="ro25" style:family="table-row">
      <style:table-row-properties style:row-height="0.524cm" fo:break-before="auto" style:use-optimal-row-height="false"/>
    </style:style>
    <style:style style:name="ro26" style:family="table-row">
      <style:table-row-properties style:row-height="0.45cm" fo:break-before="auto" style:use-optimal-row-height="false"/>
    </style:style>
    <style:style style:name="ro27" style:family="table-row">
      <style:table-row-properties style:row-height="0.452cm" fo:break-before="auto" style:use-optimal-row-height="false"/>
    </style:style>
    <style:style style:name="ro28" style:family="table-row">
      <style:table-row-properties style:row-height="0.986cm" fo:break-before="auto" style:use-optimal-row-height="false"/>
    </style:style>
    <style:style style:name="ro29" style:family="table-row">
      <style:table-row-properties style:row-height="0.563cm" fo:break-before="auto" style:use-optimal-row-height="false"/>
    </style:style>
    <style:style style:name="ro30" style:family="table-row">
      <style:table-row-properties style:row-height="1.799cm" fo:break-before="auto" style:use-optimal-row-height="false"/>
    </style:style>
    <style:style style:name="ro31" style:family="table-row">
      <style:table-row-properties style:row-height="0.847cm" fo:break-before="auto" style:use-optimal-row-height="false"/>
    </style:style>
    <style:style style:name="ro32" style:family="table-row">
      <style:table-row-properties style:row-height="1.905cm" fo:break-before="auto" style:use-optimal-row-height="false"/>
    </style:style>
    <style:style style:name="ro33" style:family="table-row">
      <style:table-row-properties style:row-height="2.91cm" fo:break-before="auto" style:use-optimal-row-height="false"/>
    </style:style>
    <style:style style:name="ro34" style:family="table-row">
      <style:table-row-properties style:row-height="2.08cm" fo:break-before="auto" style:use-optimal-row-height="false"/>
    </style:style>
    <style:style style:name="ro35" style:family="table-row">
      <style:table-row-properties style:row-height="0.658cm" fo:break-before="auto" style:use-optimal-row-height="false"/>
    </style:style>
    <style:style style:name="ro36" style:family="table-row">
      <style:table-row-properties style:row-height="2.514cm" fo:break-before="auto" style:use-optimal-row-height="false"/>
    </style:style>
    <style:style style:name="ro37" style:family="table-row">
      <style:table-row-properties style:row-height="0.605cm" fo:break-before="auto" style:use-optimal-row-height="false"/>
    </style:style>
    <style:style style:name="ro38" style:family="table-row">
      <style:table-row-properties style:row-height="0.579cm" fo:break-before="auto" style:use-optimal-row-height="false"/>
    </style:style>
    <style:style style:name="ro39" style:family="table-row">
      <style:table-row-properties style:row-height="2.011cm" fo:break-before="auto" style:use-optimal-row-height="false"/>
    </style:style>
    <style:style style:name="ro40" style:family="table-row">
      <style:table-row-properties style:row-height="0.499cm" fo:break-before="auto" style:use-optimal-row-height="false"/>
    </style:style>
    <style:style style:name="ro41" style:family="table-row">
      <style:table-row-properties style:row-height="1.104cm" fo:break-before="auto" style:use-optimal-row-height="false"/>
    </style:style>
    <style:style style:name="ro42" style:family="table-row">
      <style:table-row-properties style:row-height="3.053cm" fo:break-before="auto" style:use-optimal-row-height="false"/>
    </style:style>
    <style:style style:name="ro43" style:family="table-row">
      <style:table-row-properties style:row-height="2.778cm" fo:break-before="auto" style:use-optimal-row-height="false"/>
    </style:style>
    <style:style style:name="ro44" style:family="table-row">
      <style:table-row-properties style:row-height="1.27cm" fo:break-before="auto" style:use-optimal-row-height="false"/>
    </style:style>
    <style:style style:name="ro45" style:family="table-row">
      <style:table-row-properties style:row-height="2.29cm" fo:break-before="auto" style:use-optimal-row-height="false"/>
    </style:style>
    <style:style style:name="ro46" style:family="table-row">
      <style:table-row-properties style:row-height="1.053cm" fo:break-before="auto" style:use-optimal-row-height="false"/>
    </style:style>
    <style:style style:name="ro47" style:family="table-row">
      <style:table-row-properties style:row-height="1.693cm" fo:break-before="auto" style:use-optimal-row-height="false"/>
    </style:style>
    <style:style style:name="ro48" style:family="table-row">
      <style:table-row-properties style:row-height="1.842cm" fo:break-before="auto" style:use-optimal-row-height="false"/>
    </style:style>
    <style:style style:name="ro49" style:family="table-row">
      <style:table-row-properties style:row-height="1.429cm" fo:break-before="auto" style:use-optimal-row-height="false"/>
    </style:style>
    <style:style style:name="ro50" style:family="table-row">
      <style:table-row-properties style:row-height="1.078cm" fo:break-before="auto" style:use-optimal-row-height="false"/>
    </style:style>
    <style:style style:name="ro51" style:family="table-row">
      <style:table-row-properties style:row-height="1.879cm" fo:break-before="auto" style:use-optimal-row-height="false"/>
    </style:style>
    <style:style style:name="ro52" style:family="table-row">
      <style:table-row-properties style:row-height="1.815cm" fo:break-before="auto" style:use-optimal-row-height="false"/>
    </style:style>
    <style:style style:name="ro53" style:family="table-row">
      <style:table-row-properties style:row-height="1.894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100"/>
    <style:style style:name="ce4" style:family="table-cell" style:parent-style-name="Default" style:data-style-name="N100">
      <style:table-cell-properties style:text-align-source="fix" style:repeat-content="false" fo:wrap-option="wrap" fo:border="0.06pt solid #212121" style:vertical-align="automatic"/>
      <style:paragraph-properties fo:text-align="center"/>
      <style:text-properties style:font-name="Arial1" fo:font-size="14pt" fo:font-weight="bold" style:font-name-asian="Arial1" style:font-size-asian="14pt" style:font-weight-asian="bold" style:font-name-complex="Arial1" style:font-size-complex="14pt" style:font-weight-complex="bold"/>
    </style:style>
    <style:style style:name="ce5" style:family="table-cell" style:parent-style-name="Default" style:data-style-name="N100">
      <style:table-cell-properties fo:border-bottom="0.06pt solid #212121" style:text-align-source="fix" style:repeat-content="false" fo:wrap-option="wrap" fo:border-left="0.06pt solid #212121" fo:border-right="0.06pt solid #212121" fo:border-top="non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 style:family="table-cell" style:parent-style-name="Default" style:data-style-name="N100">
      <style:table-cell-properties fo:wrap-option="wrap" fo:border="0.06pt solid #212121" style:vertical-align="top"/>
    </style:style>
    <style:style style:name="ce7" style:family="table-cell" style:parent-style-name="Default" style:data-style-name="N100">
      <style:table-cell-properties fo:wrap-option="wrap" style:vertical-align="automatic"/>
    </style:style>
    <style:style style:name="ce8" style:family="table-cell" style:parent-style-name="Normal_20_2" style:data-style-name="N0">
      <style:table-cell-properties fo:border-bottom="none" style:text-align-source="fix" style:repeat-content="false" fo:background-color="transparent" fo:wrap-option="wrap" fo:border-left="0.06pt solid #212121" fo:border-right="none" fo:border-top="0.06pt solid #212121" style:vertical-align="middle"/>
      <style:paragraph-properties fo:text-align="center"/>
      <style:text-properties style:font-name="Arial1" fo:font-size="24pt" fo:font-weight="bold" style:font-name-asian="Arial1" style:font-size-asian="24pt" style:font-weight-asian="bold" style:font-name-complex="Arial1" style:font-size-complex="24pt" style:font-weight-complex="bold"/>
    </style:style>
    <style:style style:name="ce9" style:family="table-cell" style:parent-style-name="Normal_20_2" style:data-style-name="N0">
      <style:table-cell-properties fo:border-bottom="0.06pt solid #212121" fo:background-color="#c0c0c0" style:text-align-source="fix" style:repeat-content="false" fo:wrap-option="wrap" fo:border-left="0.06pt solid #212121" fo:border-right="none" fo:border-top="none"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10" style:family="table-cell" style:parent-style-name="Normal_5f_Consolidate_20_Data_20_1" style:data-style-name="N0">
      <style:table-cell-properties style:text-align-source="fix" style:repeat-content="false" fo:background-color="transparent" fo:wrap-option="wrap" fo:border="0.06pt solid #212121"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11" style:family="table-cell" style:parent-style-name="Normal_20_2" style:data-style-name="N0">
      <style:table-cell-properties fo:border-bottom="0.06pt solid #212121" fo:background-color="#ccffcc" style:text-align-source="fix" style:repeat-content="false" fo:wrap-option="wrap" fo:border-left="0.06pt solid #212121" fo:border-right="0.06pt solid #212121" fo:border-top="none" style:vertical-align="top"/>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12" style:family="table-cell" style:parent-style-name="Normal_20_2" style:data-style-name="N0">
      <style:table-cell-properties fo:background-color="#ccffcc" style:text-align-source="fix" style:repeat-content="false" fo:wrap-option="wrap" fo:border="0.06pt solid #212121" style:vertical-align="top"/>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13" style:family="table-cell" style:parent-style-name="Normal_20_2" style:data-style-name="N0">
      <style:table-cell-properties style:text-align-source="fix" style:repeat-content="false" fo:background-color="transparent" fo:wrap-option="wrap" fo:border="0.06pt solid #212121" style:vertical-align="top"/>
      <style:paragraph-properties fo:text-align="start" fo:margin-left="0cm"/>
      <style:text-properties fo:color="#000000" style:font-name="Arial1" fo:font-size="10pt" style:font-name-asian="Arial1" style:font-size-asian="10pt" style:font-name-complex="Arial1" style:font-size-complex="10pt"/>
    </style:style>
    <style:style style:name="ce14" style:family="table-cell" style:parent-style-name="Normal_20_2" style:data-style-name="N0">
      <style:table-cell-properties fo:border-bottom="0.06pt solid #212121" fo:background-color="transparent" fo:wrap-option="wrap" fo:border-left="none" fo:border-right="0.06pt solid #212121" fo:border-top="none" style:vertical-align="middle"/>
      <style:text-properties fo:color="#0000d4" style:font-name="Arial1" fo:font-size="12pt" style:font-name-asian="Arial1" style:font-size-asian="12pt" style:font-name-complex="Arial1" style:font-size-complex="12pt"/>
    </style:style>
    <style:style style:name="ce15" style:family="table-cell" style:parent-style-name="Normal_20_2" style:data-style-name="N0">
      <style:table-cell-properties style:text-align-source="fix" style:repeat-content="false" fo:background-color="transparent" fo:wrap-option="wrap" fo:border="0.06pt solid #212121" style:vertical-align="top"/>
      <style:paragraph-properties fo:text-align="start" fo:margin-left="0cm"/>
      <style:text-properties fo:font-size="10pt" style:font-size-asian="10pt" style:font-size-complex="10pt"/>
    </style:style>
    <style:style style:name="ce16" style:family="table-cell" style:parent-style-name="Normal_20_2" style:data-style-name="N0">
      <style:table-cell-properties fo:background-color="#ccffcc" fo:wrap-option="wrap" fo:border="0.06pt solid #212121" style:vertical-align="top"/>
      <style:text-properties style:font-name="Arial1" fo:font-size="10pt" fo:font-weight="bold" style:font-name-asian="Arial1" style:font-size-asian="10pt" style:font-weight-asian="bold" style:font-name-complex="Arial1" style:font-size-complex="10pt" style:font-weight-complex="bold"/>
    </style:style>
    <style:style style:name="ce17" style:family="table-cell" style:parent-style-name="Normal_20_2" style:data-style-name="N0">
      <style:table-cell-properties fo:border-bottom="none" fo:background-color="#ccffcc" fo:wrap-option="wrap" fo:border-left="0.06pt solid #212121" fo:border-right="0.06pt solid #212121" fo:border-top="0.06pt solid #212121" style:vertical-align="middle"/>
      <style:text-properties style:font-name="Arial1" fo:font-size="12pt" fo:font-weight="bold" style:font-name-asian="Arial1" style:font-size-asian="12pt" style:font-weight-asian="bold" style:font-name-complex="Arial1" style:font-size-complex="12pt" style:font-weight-complex="bold"/>
    </style:style>
    <style:style style:name="ce18" style:family="table-cell" style:parent-style-name="Normal_20_2" style:data-style-name="N0">
      <style:table-cell-properties style:text-align-source="fix" style:repeat-content="false" fo:background-color="transparent" fo:border="0.06pt solid #212121" style:vertical-align="automatic"/>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19" style:family="table-cell" style:parent-style-name="Normal_5f_Consolidate_20_Data_20_1" style:data-style-name="N0">
      <style:table-cell-properties fo:border-bottom="0.06pt solid #212121" fo:background-color="#ffff99" style:text-align-source="fix" style:repeat-content="false" fo:wrap-option="wrap" fo:border-left="0.06pt solid #212121" fo:border-right="0.06pt solid #212121" fo:border-top="none" style:vertical-align="middle"/>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20" style:family="table-cell" style:parent-style-name="Normal_5f_Consolidate_20_Data_20_1" style:data-style-name="N0">
      <style:table-cell-properties fo:background-color="#ffff99" style:text-align-source="fix" style:repeat-content="false" fo:wrap-option="wrap" fo:border="0.06pt solid #212121" style:vertical-align="middle"/>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21" style:family="table-cell" style:parent-style-name="Normal_20_2" style:data-style-name="N0">
      <style:table-cell-properties fo:background-color="#ffff99" fo:wrap-option="wrap" fo:border="0.06pt solid #212121" style:vertical-align="middle"/>
      <style:text-properties style:font-name="Arial1" fo:font-size="10pt" fo:font-weight="bold" style:font-name-asian="Arial1" style:font-size-asian="10pt" style:font-weight-asian="bold" style:font-name-complex="Arial1" style:font-size-complex="10pt" style:font-weight-complex="bold"/>
    </style:style>
    <style:style style:name="ce22" style:family="table-cell" style:parent-style-name="Normal_20_2" style:data-style-name="N0">
      <style:table-cell-properties fo:background-color="#ffff99" fo:wrap-option="wrap" fo:border="0.06pt solid #212121"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23" style:family="table-cell" style:parent-style-name="Normal_20_2" style:data-style-name="N0">
      <style:table-cell-properties fo:background-color="transparent" style:vertical-align="automatic"/>
      <style:text-properties fo:font-size="10pt" style:font-size-asian="10pt" style:font-size-complex="10pt"/>
    </style:style>
    <style:style style:name="ce24" style:family="table-cell" style:parent-style-name="Normal_20_2" style:data-style-name="N0">
      <style:table-cell-properties fo:border-bottom="none" style:text-align-source="fix" style:repeat-content="false" fo:background-color="transparent" fo:border-left="none" fo:border-right="none" fo:border-top="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5" style:family="table-cell" style:parent-style-name="Normal_20_2" style:data-style-name="N0">
      <style:table-cell-properties fo:border-bottom="0.06pt solid #212121" fo:background-color="#c0c0c0" style:text-align-source="fix" style:repeat-content="false" fo:wrap-option="wrap" fo:border-left="none" fo:border-right="none"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6" style:family="table-cell" style:parent-style-name="Normal_20_2" style:data-style-name="N0">
      <style:table-cell-properties style:text-align-source="fix" style:repeat-content="false" fo:background-color="transparent" fo:wrap-option="wrap" fo:border="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7" style:family="table-cell" style:parent-style-name="Normal_20_2" style:data-style-name="N0">
      <style:table-cell-properties fo:border-bottom="0.06pt solid #212121" fo:background-color="#ccffcc" style:text-align-source="fix" style:repeat-content="false" fo:border-left="0.06pt solid #212121"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28"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font-size="10pt" style:font-size-asian="10pt" style:font-size-complex="10pt"/>
    </style:style>
    <style:style style:name="ce29"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color="#0000d4" style:font-name="Arial1" fo:font-size="10pt" style:font-name-asian="Arial1" style:font-size-asian="10pt" style:font-name-complex="Arial1" style:font-size-complex="10pt"/>
    </style:style>
    <style:style style:name="ce30" style:family="table-cell" style:parent-style-name="Normal_20_2" style:data-style-name="N0">
      <style:table-cell-properties fo:background-color="#ccffcc" style:text-align-source="fix" style:repeat-content="false" fo:border="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1" style:family="table-cell" style:parent-style-name="Normal_20_2" style:data-style-name="N0">
      <style:table-cell-properties fo:border-bottom="none" fo:background-color="#ccffcc" style:text-align-source="fix" style:repeat-content="false" fo:border-left="0.06pt solid #212121" fo:border-right="0.06pt solid #212121" fo:border-top="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2" style:family="table-cell" style:parent-style-name="Normal_20_2" style:data-style-name="N0">
      <style:table-cell-properties style:text-align-source="fix" style:repeat-content="false" fo:background-color="transparent" fo:border="0.06pt solid #212121" style:vertical-align="automatic"/>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33" style:family="table-cell" style:parent-style-name="Normal_20_2" style:data-style-name="N0">
      <style:table-cell-properties style:text-align-source="fix" style:repeat-content="false" fo:background-color="transparent" fo:wrap-option="wrap" fo:border="0.06pt solid #212121"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34" style:family="table-cell" style:parent-style-name="Normal_20_2" style:data-style-name="N0">
      <style:table-cell-properties fo:border-bottom="0.06pt solid #212121" fo:background-color="#ffff99" style:text-align-source="fix" style:repeat-content="false" fo:wrap-option="wrap" fo:border-left="0.06pt solid #212121" fo:border-right="0.06pt solid #212121" fo:border-top="none" style:vertical-align="middle"/>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5" style:family="table-cell" style:parent-style-name="Normal_20_2" style:data-style-name="N0">
      <style:table-cell-properties fo:background-color="#ffff99" style:text-align-source="fix" style:repeat-content="false" fo:wrap-option="wrap" fo:border="0.06pt solid #212121" style:vertical-align="middle"/>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6"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7"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fo:color="#0000d4" style:font-name="Times New Roman1" fo:font-size="10pt" style:font-name-asian="Times New Roman" style:font-size-asian="10pt" style:font-name-complex="Times New Roman" style:font-size-complex="10pt"/>
    </style:style>
    <style:style style:name="ce38" style:family="table-cell" style:parent-style-name="Normal_20_2" style:data-style-name="N0">
      <style:table-cell-properties fo:background-color="#ffff99" style:text-align-source="fix" style:repeat-content="false" fo:border="0.06pt solid #212121" style:vertical-align="automatic"/>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9" style:family="table-cell" style:parent-style-name="Normal_20_2" style:data-style-name="N0">
      <style:table-cell-properties fo:background-color="#ffff99" style:text-align-source="fix" style:repeat-content="false" fo:border="0.06pt solid #212121" style:vertical-align="automatic"/>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0" style:family="table-cell" style:parent-style-name="Normal_20_2" style:data-style-name="N0">
      <style:table-cell-properties fo:border-bottom="0.06pt solid #212121" fo:background-color="#c0c0c0" style:text-align-source="fix" style:repeat-content="false" fo:wrap-option="wrap" fo:border-left="none" fo:border-right="none" fo:border-top="none"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41" style:family="table-cell" style:parent-style-name="Normal_20_2" style:data-style-name="N0">
      <style:table-cell-properties style:text-align-source="fix" style:repeat-content="false" fo:background-color="transparent" fo:wrap-option="wrap" fo:border="0.06pt solid #212121" style:rotation-angle="270"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42" style:family="table-cell" style:parent-style-name="Normal_20_2" style:data-style-name="N0">
      <style:table-cell-properties fo:border-bottom="0.06pt solid #212121" fo:background-color="#ccffcc" style:text-align-source="fix" style:repeat-content="false" fo:wrap-option="wrap" fo:border-left="0.06pt solid #212121"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43" style:family="table-cell" style:parent-style-name="Normal_20_2" style:data-style-name="N0">
      <style:table-cell-properties fo:border-bottom="0.06pt solid #212121" fo:background-color="#fcf305" style:text-align-source="fix" style:repeat-content="false" fo:border-left="none" fo:border-right="0.06pt solid #212121" fo:border-top="none" style:vertical-align="middle"/>
      <style:paragraph-properties fo:text-align="center"/>
      <style:text-properties fo:color="#0000d4" style:font-name="Arial1" fo:font-size="12pt" style:font-name-asian="Arial1" style:font-size-asian="12pt" style:font-name-complex="Arial1" style:font-size-complex="12pt"/>
    </style:style>
    <style:style style:name="ce44" style:family="table-cell" style:parent-style-name="Normal_20_2" style:data-style-name="N0">
      <style:table-cell-properties style:text-align-source="fix" style:repeat-content="false" fo:background-color="transparent" fo:wrap-option="wrap" fo:border="0.06pt solid #212121" style:rotation-angle="27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5" style:family="table-cell" style:parent-style-name="Normal_20_2" style:data-style-name="N0">
      <style:table-cell-properties fo:border-bottom="0.06pt solid #212121" fo:background-color="#ffff99" style:text-align-source="fix" style:repeat-content="false" fo:wrap-option="wrap" fo:border-left="0.06pt solid #212121" fo:border-right="0.06pt solid #212121" style:rotation-angle="270" fo:border-top="none"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6" style:family="table-cell" style:parent-style-name="Normal_20_2" style:data-style-name="N0">
      <style:table-cell-properties fo:background-color="#ffff99" style:text-align-source="fix" style:repeat-content="false" fo:wrap-option="wrap" fo:border="0.06pt solid #212121" style:rotation-angle="27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7" style:family="table-cell" style:parent-style-name="Normal_20_2" style:data-style-name="N0">
      <style:table-cell-properties fo:border-bottom="0.06pt solid #212121" fo:background-color="#fcf305" style:text-align-source="fix" style:repeat-content="false" fo:border-left="none" fo:border-right="0.06pt solid #212121" fo:border-top="none" style:vertical-align="middle"/>
      <style:paragraph-properties fo:text-align="center"/>
      <style:text-properties fo:color="#0000d4" style:font-name="Arial1" fo:font-size="10pt" style:font-name-asian="Arial1" style:font-size-asian="10pt" style:font-name-complex="Arial1" style:font-size-complex="10pt"/>
    </style:style>
    <style:style style:name="ce48"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9"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fo:color="#0000d4" style:font-name="Times New Roman1" fo:font-size="12pt" style:font-name-asian="Times New Roman" style:font-size-asian="12pt" style:font-name-complex="Times New Roman" style:font-size-complex="12pt"/>
    </style:style>
    <style:style style:name="ce50" style:family="table-cell" style:parent-style-name="Normal_20_2" style:data-style-name="N0">
      <style:table-cell-properties fo:border-bottom="none" fo:background-color="#ffffff" style:text-align-source="fix" style:repeat-content="false" fo:border-left="none" fo:border-right="0.06pt solid #212121" fo:border-top="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51" style:family="table-cell" style:parent-style-name="Normal_20_2" style:data-style-name="N0">
      <style:table-cell-properties fo:border-bottom="0.06pt solid #212121" fo:background-color="#c0c0c0" style:text-align-source="fix" style:repeat-content="false" fo:wrap-option="wrap" fo:border-left="none" fo:border-right="0.06pt solid #212121" fo:border-top="none"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52" style:family="table-cell" style:parent-style-name="Normal_20_2" style:data-style-name="N0">
      <style:table-cell-properties fo:background-color="transparent" fo:border="0.06pt solid #212121" style:vertical-align="automatic"/>
      <style:text-properties style:font-name="Arial1" fo:font-size="12pt" style:font-name-asian="Arial1" style:font-size-asian="12pt" style:font-name-complex="Arial1" style:font-size-complex="12pt"/>
    </style:style>
    <style:style style:name="ce53" style:family="table-cell" style:parent-style-name="Normal_20_2" style:data-style-name="N0">
      <style:table-cell-properties fo:border-bottom="0.06pt solid #212121" fo:background-color="#ffff99" fo:border-left="0.06pt solid #212121" fo:border-right="0.06pt solid #212121" fo:border-top="none" style:vertical-align="automatic"/>
      <style:text-properties fo:font-size="10pt" style:font-size-asian="10pt" style:font-size-complex="10pt"/>
    </style:style>
    <style:style style:name="ce54" style:family="table-cell" style:parent-style-name="Normal_20_2" style:data-style-name="N0">
      <style:table-cell-properties fo:background-color="#ffff99" fo:border="0.06pt solid #212121" style:vertical-align="automatic"/>
      <style:text-properties fo:font-size="10pt" style:font-size-asian="10pt" style:font-size-complex="10pt"/>
    </style:style>
    <style:style style:name="ce55" style:family="table-cell" style:parent-style-name="Normal_20_2" style:data-style-name="N0">
      <style:table-cell-properties fo:border-bottom="0.06pt solid #212121" fo:background-color="#fcf305" style:text-align-source="fix" style:repeat-content="false" fo:border-left="0.06pt solid #212121" fo:border-right="0.06pt solid #212121" fo:border-top="none" style:vertical-align="middle"/>
      <style:paragraph-properties fo:text-align="center"/>
      <style:text-properties fo:color="#0000d4" style:font-name="Arial1" fo:font-size="10pt" style:font-name-asian="Arial1" style:font-size-asian="10pt" style:font-name-complex="Arial1" style:font-size-complex="10pt"/>
    </style:style>
    <style:style style:name="ce56" style:family="table-cell" style:parent-style-name="Hiperlink" style:data-style-name="N0">
      <style:table-cell-properties style:text-align-source="fix" style:repeat-content="false" fo:background-color="transparent" fo:wrap-option="wrap" fo:border="0.06pt solid #212121" style:vertical-align="top"/>
      <style:paragraph-properties fo:text-align="start" fo:margin-left="0cm"/>
      <style:text-properties fo:color="#000000" style:text-underline-style="none"/>
    </style:style>
    <style:style style:name="ce57" style:family="table-cell" style:parent-style-name="Normal_5f_Consolidate_20_Data_20_1" style:data-style-name="N0">
      <style:table-cell-properties style:text-align-source="fix" style:repeat-content="false" fo:background-color="transparent" fo:wrap-option="wrap" style:vertical-align="middle"/>
      <style:paragraph-properties fo:text-align="start" fo:margin-left="0cm"/>
      <style:text-properties style:font-name="Arial1" fo:font-size="12pt" style:font-name-asian="Arial1" style:font-size-asian="12pt" style:font-name-complex="Arial1" style:font-size-complex="12pt"/>
    </style:style>
    <style:style style:name="ce58" style:family="table-cell" style:parent-style-name="Normal_20_2" style:data-style-name="N0">
      <style:table-cell-properties fo:border-bottom="0.06pt solid #212121" fo:background-color="#ccffcc" style:text-align-source="fix" style:repeat-content="false" fo:border-left="none" fo:border-right="0.06pt solid #212121" style:rotation-angle="270" fo:border-top="none" style:vertical-align="middle"/>
      <style:paragraph-properties fo:text-align="center"/>
      <style:text-properties style:font-name="Arial1" fo:font-size="10pt" fo:font-style="italic" fo:font-weight="bold" style:font-name-asian="Arial1" style:font-size-asian="10pt" style:font-style-asian="italic" style:font-weight-asian="bold" style:font-name-complex="Arial1" style:font-size-complex="10pt" style:font-style-complex="italic" style:font-weight-complex="bold"/>
    </style:style>
    <style:style style:name="ce59" style:family="table-cell" style:parent-style-name="Normal_20_2" style:data-style-name="N0">
      <style:table-cell-properties fo:border-bottom="0.06pt solid #212121" fo:background-color="#ccffcc" style:text-align-source="fix" style:repeat-content="false" fo:border-left="none" fo:border-right="0.06pt solid #212121"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0" style:family="table-cell" style:parent-style-name="Normal_20_2" style:data-style-name="N0">
      <style:table-cell-properties style:text-align-source="fix" style:repeat-content="false" fo:background-color="transparent"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1" style:family="table-cell" style:parent-style-name="Normal_20_2" style:data-style-name="N0">
      <style:table-cell-properties fo:border-bottom="0.06pt solid #212121" fo:background-color="#ccffcc" style:text-align-source="fix" style:repeat-content="false" fo:wrap-option="wrap" fo:border-left="none"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2" style:family="table-cell" style:parent-style-name="Normal_20_2" style:data-style-name="N0">
      <style:table-cell-properties fo:border-bottom="0.06pt solid #212121" fo:background-color="#ccffcc" fo:border-left="none" fo:border-right="0.06pt solid #212121" style:rotation-angle="270" fo:border-top="none" style:vertical-align="middle"/>
      <style:text-properties style:font-name="Arial1" fo:font-size="10pt" fo:font-style="italic" style:font-name-asian="Arial1" style:font-size-asian="10pt" style:font-style-asian="italic" style:font-name-complex="Arial1" style:font-size-complex="10pt" style:font-style-complex="italic"/>
    </style:style>
    <style:style style:name="ce63" style:family="table-cell" style:parent-style-name="Normal_20_2" style:data-style-name="N0">
      <style:table-cell-properties fo:border-bottom="0.06pt solid #212121" fo:background-color="#ccffcc" fo:border-left="none" fo:border-right="0.06pt solid #212121" fo:border-top="none" style:vertical-align="middle"/>
      <style:text-properties fo:font-size="10pt" style:font-size-asian="10pt" style:font-size-complex="10pt"/>
    </style:style>
    <style:style style:name="ce64" style:family="table-cell" style:parent-style-name="Normal_20_2" style:data-style-name="N0">
      <style:table-cell-properties fo:border-bottom="0.06pt solid #212121" fo:background-color="transparent" fo:wrap-option="wrap" fo:border-left="none" fo:border-right="0.06pt solid #212121" fo:border-top="none" style:vertical-align="middle"/>
      <style:text-properties fo:color="#000000" style:font-name="Times New Roman1" fo:font-size="12pt" style:font-name-asian="Arial1" style:font-size-asian="12pt" style:font-name-complex="Arial1" style:font-size-complex="12pt"/>
    </style:style>
    <style:style style:name="ce65"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color="#000000" style:font-name="Arial1" fo:font-size="10pt" style:font-name-asian="Arial1" style:font-size-asian="10pt" style:font-name-complex="Arial1" style:font-size-complex="10pt"/>
    </style:style>
    <style:style style:name="ce66" style:family="table-cell" style:parent-style-name="Normal_20_2" style:data-style-name="N0">
      <style:table-cell-properties fo:border-bottom="0.06pt solid #212121" style:text-align-source="fix" style:repeat-content="false" fo:background-color="transparent" fo:wrap-option="wrap" fo:border-left="none"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7"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color="#0000d4" style:font-name="Arial1" fo:font-size="12pt" style:font-name-asian="Arial1" style:font-size-asian="12pt" style:font-name-complex="Arial1" style:font-size-complex="12pt"/>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font-name-asian="Arial" style:font-size-asian="10pt" style:font-size-complex="10pt" style:font-weight-asian="normal" style:font-weight-complex="normal" style:font-style-asian="normal" style:font-style-complex="normal"/>
    </style:style>
    <style:style style:name="T2" style:family="text">
      <style:text-properties style:font-name="Arial" style:font-style-complex="normal" style:font-style-asian="normal" style:font-weight-complex="normal" style:font-weight-asian="normal" style:font-size-complex="10pt" style:font-size-asian="10pt" style:font-name-asian="Arial" fo:text-shadow="none" style:text-outline="false" fo:font-style="normal" style:text-line-through-type="none" style:text-underline-style="none" style:text-underline-color="font-color" fo:font-weight="normal" fo:font-size="10pt" fo:color="#000000"/>
    </style:style>
    <style:style style:name="T3" style:family="text">
      <style:text-properties style:font-name="Arial" style:font-style-complex="normal" style:font-style-asian="normal" style:font-weight-complex="normal" style:font-weight-asian="normal" style:font-size-complex="10pt" style:font-size-asian="10pt" style:font-name-asian="Arial" fo:text-shadow="none" style:text-outline="false" fo:font-style="normal" style:text-line-through-type="none" style:text-underline-style="none" style:text-underline-color="font-color" fo:font-weight="normal" fo:font-size="10pt" fo:color="#3366ff"/>
    </style:style>
  </office:automatic-styles>
  <office:body>
    <office:spreadsheet>
      <table:calculation-settings table:case-sensitive="false" table:automatic-find-labels="false" table:use-regular-expressions="false"/>
      <table:table table:name="Instruções_para_preenchimento" table:style-name="ta1">
        <table:table-column table:style-name="co1" table:default-cell-style-name="ce1"/>
        <table:table-column table:style-name="co2" table:default-cell-style-name="ce3"/>
        <table:table-column table:style-name="co1" table:number-columns-repeated="1021" table:default-cell-style-name="ce1"/>
        <table:table-column table:style-name="co3" table:default-cell-style-name="ce1"/>
        <table:table-row table:style-name="ro1">
          <table:table-cell table:number-columns-repeated="1024"/>
        </table:table-row>
        <table:table-row table:style-name="ro2">
          <table:table-cell/>
          <table:table-cell table:style-name="ce4" office:value-type="string" calcext:value-type="string">
            <text:p>INSTRUÇÕES</text:p>
          </table:table-cell>
          <table:table-cell table:number-columns-repeated="1022"/>
        </table:table-row>
        <table:table-row table:style-name="ro1">
          <table:table-cell/>
          <table:table-cell table:style-name="ce5" office:value-type="string" calcext:value-type="string">
            <text:p>Instruções para preenchimento da planilha</text:p>
          </table:table-cell>
          <table:table-cell table:number-columns-repeated="1022"/>
        </table:table-row>
        <table:table-row table:style-name="ro3">
          <table:table-cell table:style-name="ce2"/>
          <table:table-cell table:style-name="ce6" office:value-type="string" calcext:value-type="string">
            <text:p>Coluna A - Resultado esperado / evidência: Número e descrição dos resultados. Utilizado pela empresa para inserir as evidências objetivas.</text:p>
          </table:table-cell>
          <table:table-cell table:style-name="ce2" table:number-columns-repeated="1022"/>
        </table:table-row>
        <table:table-row table:style-name="ro2">
          <table:table-cell table:style-name="ce2"/>
          <table:table-cell table:style-name="ce6" office:value-type="string" calcext:value-type="string">
            <text:p>Coluna B - Utilizado pela empresa para inserir onde a fonte de evidência é originada, por exemplo: GS - Gerência Superior, LP - Líder do Projeto, DES - Desenvolvedor, SQA, SCM, RM, SPG etc.</text:p>
          </table:table-cell>
          <table:table-cell table:style-name="ce2" table:number-columns-repeated="1022"/>
        </table:table-row>
        <table:table-row table:style-name="ro2">
          <table:table-cell table:style-name="ce2"/>
          <table:table-cell table:style-name="ce6" office:value-type="string" calcext:value-type="string">
            <text:p>Coluna C - ORG: Utilizado pela empresa para assinalar um "x" quando a evidência objetiva corresponde a toda a organização.</text:p>
          </table:table-cell>
          <table:table-cell table:style-name="ce2" table:number-columns-repeated="1022"/>
        </table:table-row>
        <table:table-row table:style-name="ro4">
          <table:table-cell table:style-name="ce2"/>
          <table:table-cell table:style-name="ce6" office:value-type="string" calcext:value-type="string">
            <text:p>Coluna D - Projeto 1: Utilizado pela empresa para assinalar um "x" se a EO estiver associada ao projeto. Insira o nome do projeto correspondente.</text:p>
          </table:table-cell>
          <table:table-cell table:style-name="ce2" table:number-columns-repeated="1022"/>
        </table:table-row>
        <table:table-row table:style-name="ro5">
          <table:table-cell table:style-name="ce2"/>
          <table:table-cell table:style-name="ce6" office:value-type="string" calcext:value-type="string">
            <text:p>Coluna E - Projeto 2: Utilizado pela empresa para assinalar um "x" se a EO estiver associada ao projeto. <text:s/>Insira o nome do projeto correspondente.</text:p>
          </table:table-cell>
          <table:table-cell table:style-name="ce2" table:number-columns-repeated="1022"/>
        </table:table-row>
        <table:table-row table:style-name="ro6">
          <table:table-cell table:style-name="ce2"/>
          <table:table-cell table:style-name="ce6" office:value-type="string" calcext:value-type="string">
            <text:p>Coluna F - Projeto 3: Utilizado pela empresa para assinalar um "x" se a EO estiver associada ao projeto. <text:s/>Insira o nome do projeto correspondente.</text:p>
          </table:table-cell>
          <table:table-cell table:style-name="ce2" table:number-columns-repeated="1022"/>
        </table:table-row>
        <table:table-row table:style-name="ro6">
          <table:table-cell table:style-name="ce2"/>
          <table:table-cell table:style-name="ce6" office:value-type="string" calcext:value-type="string">
            <text:p>Coluna G - Projeto 4: Utilizado pela empresa para assinalar um "x" se a EO estiver associada ao projeto. <text:s/>Insira o nome do projeto correspondente.</text:p>
          </table:table-cell>
          <table:table-cell table:style-name="ce2" table:number-columns-repeated="1022"/>
        </table:table-row>
        <table:table-row table:style-name="ro7">
          <table:table-cell table:style-name="ce2"/>
          <table:table-cell table:style-name="ce6" office:value-type="string" calcext:value-type="string">
            <text:p>Coluna H - Projeto 5: Utilizado pela empresa para assinalar um "x" se a EO estiver associada ao projeto. <text:s/>Insira o nome do projeto correspondente.</text:p>
          </table:table-cell>
          <table:table-cell table:style-name="ce2" table:number-columns-repeated="1022"/>
        </table:table-row>
        <table:table-row table:style-name="ro4">
          <table:table-cell table:style-name="ce2"/>
          <table:table-cell table:style-name="ce6" office:value-type="string" calcext:value-type="string">
            <text:p>Coluna I,J: Utilizado pela empresa para inserir mais colunas, se necessário; insira o nome do projeto e preencha com "x" se a EO estiver associada ao projeto.</text:p>
          </table:table-cell>
          <table:table-cell table:style-name="ce2" table:number-columns-repeated="1022"/>
        </table:table-row>
        <table:table-row table:style-name="ro8">
          <table:table-cell table:number-columns-repeated="1024"/>
        </table:table-row>
        <table:table-row table:style-name="ro8" table:number-rows-repeated="6">
          <table:table-cell/>
          <table:table-cell table:style-name="ce7"/>
          <table:table-cell table:number-columns-repeated="1022"/>
        </table:table-row>
        <table:table-row table:style-name="ro8" table:number-rows-repeated="1048556">
          <table:table-cell table:number-columns-repeated="1024"/>
        </table:table-row>
        <table:table-row table:style-name="ro8">
          <table:table-cell table:number-columns-repeated="1024"/>
        </table:table-row>
      </table:table>
      <table:table table:name="GPR" table:style-name="ta2">
        <table:table-column table:style-name="co4" table:default-cell-style-name="ce23"/>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number-columns-repeated="249" table:default-cell-style-name="ce23"/>
        <table:table-column table:style-name="co9" table:number-columns-repeated="769" table:default-cell-style-name="ce1"/>
        <table:table-column table:style-name="co3" table:default-cell-style-name="ce1"/>
        <table:table-row table:style-name="ro9">
          <table:table-cell table:style-name="ce8" office:value-type="string" calcext:value-type="string">
            <text:p>Gerência de Projetos</text:p>
          </table:table-cell>
          <table:table-cell table:style-name="ce24" table:number-columns-repeated="3"/>
          <table:table-cell table:style-name="ce50"/>
          <table:table-cell table:number-columns-repeated="1019"/>
        </table:table-row>
        <table:table-row table:style-name="ro10">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11">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12">
          <table:table-cell table:style-name="ce11" office:value-type="string" calcext:value-type="string">
            <text:p>O propósito do processo Gerência de Projetos é estabelecer e manter planos que definem as atividades, recursos e responsabilidades do projeto, bem como prover informações sobre o andamento do projeto que permitam a realização de correções quando houver desvios significativos no desempenho do projeto. O propósito deste processo evolui à medida que a organização cresce em maturidade. Assim, a partir do nível E, alguns resultados evoluem e outros são incorporados, de forma que a gerência de projetos passe a ser realizada com base no processo definido para o projeto e nos planos integrados. No nível B, a gerência de projetos passa a ter um enfoque quantitativo, refletindo a alta maturidade que se espera da organização. Novamente, alguns resultados evoluem e outros são incorporados.</text:p>
          </table:table-cell>
          <table:table-cell table:style-name="ce27"/>
          <table:table-cell table:style-name="ce42" table:number-columns-repeated="3"/>
          <table:table-cell table:number-columns-repeated="1019"/>
        </table:table-row>
        <table:table-row table:style-name="ro13">
          <table:table-cell table:style-name="ce12" office:value-type="string" calcext:value-type="string">
            <text:p>GPR 1. O escopo do trabalho para o projeto é definido.</text:p>
            <text:p><text:span text:style-name="T1">As evidências apresentadas para este resultado permitem assegurar que o escopo do projeto foi definido?</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 - Subitem 3</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5">
          <table:table-cell table:style-name="ce12" office:value-type="string" calcext:value-type="string">
            <text:p>GPR 2. As tarefas e os produtos de trabalho do projeto são dimensionados utilizando métodos apropriados.</text:p>
            <text:p><text:span text:style-name="T1">As evidências apresentadas para este resultado permitem assegurar que o tamanho e/ou a complexidade das tarefas e dos artefatos gerados no projeto foram estimados utilizando métodos adequados (ex: baseados na EAP ou estrutura equivalente, em técnicas de estimativa ou em dados histórico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5.3)</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6">
          <table:table-cell table:style-name="ce12" office:value-type="string" calcext:value-type="string">
            <text:p>GPR 3. O modelo e as fases do ciclo de vida do projeto são definidos.</text:p>
            <text:p><text:span text:style-name="T1">As evidências apresentadas para este resultado permitem assegurar que o modelo do ciclo de vida do projeto foi definido, indicando suas fases, as relações de sequência e interdependência entre ela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5.2)</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7">
          <table:table-cell table:style-name="ce12" office:value-type="string" calcext:value-type="string">
            <text:p>GPR 4. (Até o nível F) O esforço e o custo para a execução das tarefas e dos produtos de trabalho são estimados com base em dados históricos ou referências técnicas.</text:p>
            <text:p><text:span text:style-name="T1">As evidências apresentadas para este resultado permitem assegurar que foram realizadas estimativas de custo e esforço para tarefas e produtos de trabalho com base em dados históricos ou métodos de estimativas e que foram documentadas as suas justificativa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5.5)</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3" office:value-type="string" calcext:value-type="string">
            <text:p>Ata de Reunião(Sprint Planning 2)</text:p>
          </table:table-cell>
          <table:table-cell table:style-name="ce28"/>
          <table:table-cell table:style-name="ce28" office:value-type="string" calcext:value-type="string">
            <text:p><text:a xlink:href="https://github.com/gabrielaimeeg/DroidMetronome/blob/master/Gerência/reuniões/DroidMetronome_Reunião%2009%20(Sprint%20Planning%202)%20-%20Ata.md"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5. O orçamento e o cronograma do projeto, incluindo a definição de marcos e pontos de controle, são estabelecidos e mantidos.</text:p>
            <text:p><text:span text:style-name="T1">As evidências apresentadas para este resultado permitem assegurar que: (i) o orçamento e o cronograma foram definidos, revistos e atualizados ao longo do desenvolvimento, conforme necessário?; (ii) o cronograma possui marcos e/ou pontos de controle?; (iii) o cronograma estabelece as dependências entre tarefa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5.4, 5.5)</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6. Os riscos do projeto são identificados e o seu impacto, probabilidade de ocorrência e prioridade de tratamento são determinados e documentados.</text:p>
            <text:p><text:span text:style-name="T1">As evidências apresentadas para este resultado permitem assegurar que: (i) existe uma lista dos riscos identificados para o projeto? (ii) foi realizada uma análise para determinar a probabilidade, o impacto, o grau de importância (exposição) e a prioridade de cada risco?</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Subitem 8(8.6)</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7. Os recursos humanos para o projeto são planejados considerando o perfil e o conhecimento necessários para executá-lo.</text:p>
            <text:p><text:span text:style-name="T1">As evidências apresentadas para este resultado permitem assegurar que: (i) a equipe do projeto foi selecionada a partir das competências requeridas para realizar as atividades do projeto e considerando o perfil dos candidatos?; (ii) foi planejado treinamento, quando necessário?</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5.6)</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6">
          <table:table-cell table:style-name="ce12" office:value-type="string" calcext:value-type="string">
            <text:p>GPR 8. (Até o Nível F) Os recursos e o ambiente de trabalho necessários para executar o projeto são planejados.</text:p>
            <text:p><text:span text:style-name="T1">As evidências apresentadas para este resultado permitem assegurar que foram planejados os recursos e o ambiente de trabalho necessários? (obs: aqui trata-se de outros recursos que não recursos humanos).</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5(5.7)</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3" office:value-type="string" calcext:value-type="string">
            <text:p>Plano de Gerenciamento da Configuraçã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Plano%20de%20Gerência%20de%20Configuraçã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9">
          <table:table-cell table:style-name="ce12" office:value-type="string" calcext:value-type="string">
            <text:p>GPR 9. Os dados relevantes do projeto são identificados e planejados quanto à forma de coleta, armazenamento e distribuição. Um mecanismo é estabelecido para acessá-los, incluindo, se pertinente, questões de privacidade e segurança.</text:p>
            <text:p><text:span text:style-name="T1">As evidências apresentadas para este resultado permitem assegurar que existe um plano para gerência de dados, que relacione todos os documentos gerados no projeto, sua distribuição, mídia para armazenamento, forma de proteção (segurança e sigilo) e recuperação dos dado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lano de Gerenciamento da Configuração</text:p>
          </table:table-cell>
          <table:table-cell table:style-name="ce28"/>
          <table:table-cell table:style-name="ce28" office:value-type="string" calcext:value-type="string">
            <text:p><text:a xlink:href="https://github.com/gabrielaimeeg/DroidMetronome/wiki/Plano%20de%20Gerência%20de%20Configuraçã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0">
          <table:table-cell table:style-name="ce12" office:value-type="string" calcext:value-type="string">
            <text:p>GPR 10. Um plano geral para a execução do projeto é estabelecido com a integração de planos específicos.</text:p>
            <text:p><text:span text:style-name="T1">As evidências apresentadas para este resultado permitem assegurar que as informações de planejamento do projeto foram documentadas, organizadas e relacionadas entre si, de forma a comporem o plano de projeto?</text:span></text:p>
            <text:p/>
          </table:table-cell>
          <table:table-cell table:style-name="ce30" table:number-columns-repeated="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11. A viabilidade de atingir as metas do projeto é explicitamente avaliada considerando restrições e recursos disponíveis. Se necessário, ajustes são realizados.</text:p>
            <text:p><text:span text:style-name="T1">As evidências apresentadas para este resultado permitem assegurar que a viabilidade do projeto foi avaliada de forma explícita após a elaboração do plano do projeto, e considerando critérios como os objetivos do projeto, os recursos financeiros, técnicos, humanos, bem como das restrições impostas pelo cliente?</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 – Subitem 7</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2" office:value-type="string" calcext:value-type="string">
            <text:p>GPR 12. O Plano do Projeto é revisado com todos os interessados e o compromisso com ele é obtido e mantido.</text:p>
            <text:p><text:span text:style-name="T1">As evidências apresentadas para este resultado permitem assegurar que há registro de: (i) que todos os interessados tomaram conhecimento, revisaram e se comprometeram com o planejamento do projeto?; (ii) houve recomprometimento conforme necessári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Documento de Aprovação do Plano de Projeto</text:p>
          </table:table-cell>
          <table:table-cell table:style-name="ce28"/>
          <table:table-cell table:style-name="ce28" office:value-type="string" calcext:value-type="string">
            <text:p><text:a xlink:href="https://raw.githubusercontent.com/gabrielaimeeg/DroidMetronome/master/Projeto/anexos/registros%20de%20aprovação/DroidMetronome_Aprovação%20do%20Plano%20de%20Projeto%20(Sprint%202).jpg"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6" office:value-type="string" calcext:value-type="string">
            <text:p>GPR 13. O escopo, as tarefas, as estimativas, o orçamento e o cronograma do projeto são monitorados em relação ao planejado.</text:p>
            <text:p><text:span text:style-name="T1">As evidências apresentadas para este resultado permitem assegurar que o projeto foi monitorado ao longo de seu ciclo de vida, comparando o planejado e o realizado em relação ao escopo, prazo, esforço, custos e cronograma?</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6" office:value-type="string" calcext:value-type="string">
            <text:p>GPR 14. Os recursos materiais e humanos bem como os dados relevantes do projeto são monitorados em relação ao planejado.</text:p>
            <text:p><text:span text:style-name="T1">As evidências apresentadas para este resultado permitem assegurar que o projeto foi monitorado ao longo de seu ciclo de vida, comparando o planejado e o realizado em relação ao escopo aos recursos materiais, humanos e em relação aos dados relevantes do projet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6">
          <table:table-cell table:style-name="ce16" office:value-type="string" calcext:value-type="string">
            <text:p>GPR 15. Os riscos são monitorados em relação ao planejado.</text:p>
            <text:p><text:span text:style-name="T1">As evidências apresentadas para este resultado permitem assegurar que o projeto foi monitorado ao longo de seu ciclo de vida, comparando o planejado e o realizado em relação aos riscos?</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2">
          <table:table-cell table:style-name="ce16" office:value-type="string" calcext:value-type="string">
            <text:p>GPR 16. O envolvimento das partes interessadas no projeto é planejado, monitorado e mantido.</text:p>
            <text:p><text:span text:style-name="T1">As evidências apresentadas para este resultado permitem assegurar que o que foi planejado em relação ao envolvimento das partes interessadas foi monitorado e se existe evidência de que os compromissos assumidos foram cumpridos ou negociados?</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6" office:value-type="string" calcext:value-type="string">
            <text:p>GPR 17. Revisões são realizadas em marcos do projeto e conforme estabelecido no planejamento.</text:p>
            <text:p><text:span text:style-name="T1">As evidências apresentadas para este resultado permitem assegurar que ocorreram revisões nos marcos do projeto e em outros pontos estabelecidos no planejamento, que complementam o acompanhamento do dia-a-dia com uma visâo mais ampla e abrangente do projet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Solicitação de Mudança do Plano</text:p>
          </table:table-cell>
          <table:table-cell table:style-name="ce28"/>
          <table:table-cell table:style-name="ce28" office:value-type="string" calcext:value-type="string">
            <text:p><text:a xlink:href="https://github.com/gabrielaimeeg/DroidMetronome/issues/37"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2" office:value-type="string" calcext:value-type="string">
            <text:p>GPR 18. Registros de problemas identificados e o resultado da análise de questões pertinentes, incluindo dependências críticas, são estabelecidos e tratados com as partes interessadas.</text:p>
            <text:p><text:span text:style-name="T1">As evidências apresentadas para este resultado permitem assegurar que existem registros de identificação e análise dos problemas ocorridos no projeto e de que estes problemas foram tratados com os interessados?</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2">
          <table:table-cell table:style-name="ce12" office:value-type="string" calcext:value-type="string">
            <text:p>GPR 19. Ações para corrigir desvios em relação ao planejado e para prevenir a repetição dos problemas identificados são estabelecidas, implementadas e acompanhadas até a sua conclusão.</text:p>
            <text:p><text:span text:style-name="T1">As evidências apresentadas para este resultado permitem assegurar que: (i) na monitoração do projeto foram identificadas ações corretivas, tanto para corrigir desvios em relação ao planejado, quanto para prevenir a repetição dos problemas identificados? (ii) estas ações foram acompanhadas e investigadas quanto à efetividade, antes de serem consideradas concluídas? (iii) os problemas e as ações corretivas foram repassados para níveis hierárquicos superiores, quando necessário, para garantir sua conclusã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0">
          <table:table-cell table:style-name="ce17"/>
          <table:table-cell table:style-name="ce31" table:number-columns-repeated="4"/>
          <table:table-cell table:number-columns-repeated="1019"/>
        </table:table-row>
        <table:table-row table:style-name="ro10">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10">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14">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16">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number-rows-repeated="4">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0">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18">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Projetos</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4. (Para o nível G). A execução do processo é monitorada e ajustes são realizados. <text:span text:style-name="T1">As evidências apresentadas para este resultado permitem assegurar que o processo foi executado conforme planejado e que ações corretivas foram tomadas quando a execução do processo se desviou dos planos?</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Issue de Solicitação de Mudança</text:p>
          </table:table-cell>
          <table:table-cell table:style-name="ce28"/>
          <table:table-cell table:style-name="ce28" office:value-type="string" calcext:value-type="string">
            <text:p><text:a xlink:href="https://github.com/gabrielaimeeg/DroidMetronome/issues/37"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Projetos</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Projetos</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8">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23">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4">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Projetos</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9"/>
        </table:table-row>
        <table:table-row table:style-name="ro25">
          <table:table-cell table:style-name="ce15" office:value-type="string" calcext:value-type="string">
            <text:p>Ata de Reunião de Revisão e Retrospectiva</text:p>
          </table:table-cell>
          <table:table-cell table:style-name="ce28"/>
          <table:table-cell table:style-name="ce28" office:value-type="string" calcext:value-type="string">
            <text:p><text:a xlink:href="https://github.com/gabrielaimeeg/DroidMetronome/blob/master/Gerência/reuniões/DroidMetronome_Reunião%2010%20(Revisão%20e%20Retrospectiva%20Sprint%202)%20-%20Ata.md"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10. (Para o nível G). O processo planejado para o projeto é executado.</text:p>
            <text:p><text:span text:style-name="T1">As evidências apresentadas para este resultado permitem assegurar que o projeto foi conduzido a partir da execução do seu processo planejado, bem como se existem registros de execução das atividades do processo com base no seu planejamento?</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4" table:number-rows-repeated="1048251">
          <table:table-cell table:number-columns-repeated="1024"/>
        </table:table-row>
        <table:table-row table:style-name="ro26" table:number-rows-repeated="153">
          <table:table-cell table:number-columns-repeated="1024"/>
        </table:table-row>
        <table:table-row table:style-name="ro27" table:number-rows-repeated="48">
          <table:table-cell table:number-columns-repeated="1024"/>
        </table:table-row>
        <table:table-row table:style-name="ro27">
          <table:table-cell table:number-columns-repeated="1024"/>
        </table:table-row>
      </table:table>
      <table:table table:name="GRE" table:style-name="ta2">
        <table:table-column table:style-name="co4" table:default-cell-style-name="ce57"/>
        <table:table-column table:style-name="co10" table:default-cell-style-name="ce60"/>
        <table:table-column table:style-name="co11" table:default-cell-style-name="ce60"/>
        <table:table-column table:style-name="co12" table:default-cell-style-name="ce60"/>
        <table:table-column table:style-name="co13" table:default-cell-style-name="ce60"/>
        <table:table-column table:style-name="co9" table:number-columns-repeated="249" table:default-cell-style-name="ce23"/>
        <table:table-column table:style-name="co9" table:number-columns-repeated="767" table:default-cell-style-name="ce1"/>
        <table:table-column table:style-name="co3" table:number-columns-repeated="3" table:default-cell-style-name="ce1"/>
        <table:table-row table:style-name="ro28">
          <table:table-cell table:style-name="ce8" office:value-type="string" calcext:value-type="string">
            <text:p>Gerência de Requisitos</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31">
          <table:table-cell table:style-name="ce11" office:value-type="string" calcext:value-type="string">
            <text:p>O propósito do processo Gerência de Requisitos é gerenciar os requisitos do produto e dos componentes do produto do projeto e identificar inconsistências entre os requisitos, os planos do projeto e os produtos de trabalho do projeto.</text:p>
          </table:table-cell>
          <table:table-cell table:style-name="ce58"/>
          <table:table-cell table:style-name="ce61" table:number-columns-repeated="3"/>
          <table:table-cell table:number-columns-repeated="1019"/>
        </table:table-row>
        <table:table-row table:style-name="ro32">
          <table:table-cell table:style-name="ce12" office:value-type="string" calcext:value-type="string">
            <text:p>GRE 1. O entendimento dos requisitos é obtido junto aos fornecedores de requisitos.</text:p>
            <text:p><text:span text:style-name="T1">As evidências apresentadas para este resultado permitem assegurar: (ii) que as pessoas autorizadas a definir e a alterar requisitos foram identificadas? (ii) que existe um documento de requisitos que represente seu entendimento? (iii) que os requisitos foram aceitos pelo cliente ou um representante?</text:span></text:p>
          </table:table-cell>
          <table:table-cell table:style-name="ce58"/>
          <table:table-cell table:style-name="ce59" table:number-columns-repeated="3"/>
          <table:table-cell table:number-columns-repeated="1019"/>
        </table:table-row>
        <table:table-row table:style-name="ro6">
          <table:table-cell table:style-name="ce56" office:value-type="string" calcext:value-type="string">
            <text:p>Documento de Especificação Objetivos e Requisitos (EOR) – Subitens 2(2.4)</text:p>
          </table:table-cell>
          <table:table-cell table:style-name="ce28"/>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6">
          <table:table-cell table:style-name="ce56" office:value-type="string" calcext:value-type="string">
            <text:p>Documento de Aprovação do EOR</text:p>
          </table:table-cell>
          <table:table-cell table:style-name="ce28"/>
          <table:table-cell table:style-name="ce28" office:value-type="string" calcext:value-type="string">
            <text:p><text:a xlink:href="https://raw.githubusercontent.com/gabrielaimeeg/DroidMetronome/master/Projeto/anexos/registros%20de%20aprovação/DroidMetronome_%20Aprovação%20do%20EOR%20(Sprint%202).jpg" xlink:type="simple">X</text:a></text:p>
          </table:table-cell>
          <table:table-cell table:style-name="ce28" table:number-columns-repeated="2"/>
          <table:table-cell table:number-columns-repeated="1019"/>
        </table:table-row>
        <table:table-row table:style-name="ro6">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3">
          <table:table-cell table:style-name="ce12" office:value-type="string" calcext:value-type="string">
            <text:p>GRE 2. Os requisitos são avaliados com base em critérios objetivos e um comprometimento da equipe técnica com estes requisitos é obtido.</text:p>
            <text:p><text:span text:style-name="T1">As evidências apresentadas para este resultado permitem assegurar: (i) que foi obtido e registrado um comprometimento formal da equipe técnica com os requisitos aprovados? (ii) que foram definidos critérios para análise de requisitos e que estes foram usados como base para a avaliação e a aceitação dos requisitos do projeto (por parte da equipe técnica)? (iii) que um novo comprometimento da equipe técnica com os requisitos foi obtido e registrado quando houve mudanças nos requisitos?</text:span></text:p>
          </table:table-cell>
          <table:table-cell table:style-name="ce58"/>
          <table:table-cell table:style-name="ce59" table:number-columns-repeated="3"/>
          <table:table-cell table:number-columns-repeated="1019"/>
        </table:table-row>
        <table:table-row table:style-name="ro7">
          <table:table-cell table:style-name="ce56" office:value-type="string" calcext:value-type="string">
            <text:p>Documento de Especificação Objetivos e Requisitos (EOR) – Subtitem 7</text:p>
          </table:table-cell>
          <table:table-cell table:style-name="ce28"/>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6">
          <table:table-cell table:style-name="ce56" office:value-type="string" calcext:value-type="string">
            <text:p>Documento de Aprovação do EOR</text:p>
          </table:table-cell>
          <table:table-cell table:style-name="ce28"/>
          <table:table-cell table:style-name="ce28" office:value-type="string" calcext:value-type="string">
            <text:p><text:a xlink:href="https://raw.githubusercontent.com/gabrielaimeeg/DroidMetronome/master/Projeto/anexos/registros%20de%20aprovação/DroidMetronome_%20Aprovação%20do%20EOR%20(Sprint%202).jpg" xlink:type="simple">X</text:a></text:p>
          </table:table-cell>
          <table:table-cell table:style-name="ce28" table:number-columns-repeated="2"/>
          <table:table-cell table:number-columns-repeated="1019"/>
        </table:table-row>
        <table:table-row table:style-name="ro2">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4">
          <table:table-cell table:style-name="ce12" office:value-type="string" calcext:value-type="string">
            <text:p>GRE 3. A rastreabilidade bidirecional entre os requisitos e os produtos de trabalho é estabelecida e mantida.</text:p>
            <text:p><text:span text:style-name="T1">As evidências apresentadas para este resultado permitem assegurar que foi criada e mantida, ao longo do projeto, a rastreabilidade bidirecional entre os requisitos e demais produtos de trabalho, incluindo os planos do projeto e as unidades de código?</text:span></text:p>
          </table:table-cell>
          <table:table-cell table:style-name="ce59" table:number-columns-repeated="4"/>
          <table:table-cell table:number-columns-repeated="1019"/>
        </table:table-row>
        <table:table-row table:style-name="ro35">
          <table:table-cell table:style-name="ce56" office:value-type="string" calcext:value-type="string">
            <text:p>Documento de Especificação Objetivos e Requisitos (EOR) - Subitem 6</text:p>
          </table:table-cell>
          <table:table-cell table:style-name="ce28"/>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35">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6">
          <table:table-cell table:style-name="ce12" office:value-type="string" calcext:value-type="string">
            <text:p>GRE 4. Revisões em planos e produtos de trabalho do projeto são realizadas visando identificar e corrigir inconsistências em relação aos requisitos.</text:p>
            <text:p><text:span text:style-name="T1">As evidências apresentadas para este resultado permitem assegurar: (i) que foram executadas revisões para identificar inconsistências em planos e demais produtos de trabalho do projeto, com base nos requisitos? (ii) que foram executadas ações para corrigir inconsistências identificadas ao longo do projeto?</text:span></text:p>
          </table:table-cell>
          <table:table-cell table:style-name="ce59" table:number-columns-repeated="4"/>
          <table:table-cell table:number-columns-repeated="1019"/>
        </table:table-row>
        <table:table-row table:style-name="ro37">
          <table:table-cell table:style-name="ce56" office:value-type="string" calcext:value-type="string">
            <text:p>Issue de Solicitação de Mudança do EOR</text:p>
          </table:table-cell>
          <table:table-cell table:style-name="ce28"/>
          <table:table-cell table:style-name="ce28" office:value-type="string" calcext:value-type="string">
            <text:p><text:a xlink:href="https://github.com/gabrielaimeeg/DroidMetronome/issues/43"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38">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9">
          <table:table-cell table:style-name="ce12" office:value-type="string" calcext:value-type="string">
            <text:p>GRE 5. Mudanças nos requisitos são gerenciadas ao longo do projeto.</text:p>
            <text:p><text:span text:style-name="T1">As evidências apresentadas para este resultado permitem assegurar: (i) que existe um histórico das solicitações de mudança em requisitos do projeto, disponível para a equipe do projeto? (ii) que foi realizada uma análise do impacto destas mudanças antes de sua implementação? (iii) que a mudança foi incorporada ao planejamento do projeto antes de ser executada?</text:span></text:p>
          </table:table-cell>
          <table:table-cell table:style-name="ce59" table:number-columns-repeated="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37">
          <table:table-cell table:style-name="ce56" office:value-type="string" calcext:value-type="string">
            <text:p>Issue de Solicitação de Mudança do EOR</text:p>
          </table:table-cell>
          <table:table-cell table:style-name="ce28"/>
          <table:table-cell table:style-name="ce28" office:value-type="string" calcext:value-type="string">
            <text:p><text:a xlink:href="https://github.com/gabrielaimeeg/DroidMetronome/issues/43" xlink:type="simple">X</text:a></text:p>
          </table:table-cell>
          <table:table-cell table:style-name="ce28" table:number-columns-repeated="2"/>
          <table:table-cell table:number-columns-repeated="1019"/>
        </table:table-row>
        <table:table-row table:style-name="ro40">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9">
          <table:table-cell table:style-name="ce17"/>
          <table:table-cell table:style-name="ce31" table:number-columns-repeated="4"/>
          <table:table-cell table:number-columns-repeated="1019"/>
        </table:table-row>
        <table:table-row table:style-name="ro10">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10">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14">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16">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3" office:value-type="string" calcext:value-type="string">
            <text:p>Documento de Elicitação de Objetivos e Requisitos(EOR)</text:p>
          </table:table-cell>
          <table:table-cell table:style-name="ce28"/>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0">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18">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14">
          <table:table-cell table:style-name="ce15" office:value-type="string" calcext:value-type="string">
            <text:p>Processo de Desevolvimento – Sessão de Gerência de Requisitos</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3" office:value-type="string" calcext:value-type="string">
            <text:p>Documento de Elicitação de Objetivos e Requisitos(EOR)</text:p>
          </table:table-cell>
          <table:table-cell table:style-name="ce28"/>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4. (Para o nível G). A execução do processo é monitorada e ajustes são realizados. <text:span text:style-name="T1">As evidências apresentadas para este resultado permitem assegurar que o processo foi executado conforme planejado e que ações corretivas foram tomadas quando a execução do processo se desviou dos planos?</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Issue de Solicitação de Mudança do EOR</text:p>
          </table:table-cell>
          <table:table-cell table:style-name="ce28"/>
          <table:table-cell table:style-name="ce28" office:value-type="string" calcext:value-type="string">
            <text:p><text:a xlink:href="https://github.com/gabrielaimeeg/DroidMetronome/issues/4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9"/>
        </table:table-row>
        <table:table-row table:style-name="ro14" table:visibility="collapse">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Requisitos</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Gerência de Configuração</text:p>
          </table:table-cell>
          <table:table-cell table:style-name="ce28"/>
          <table:table-cell table:style-name="ce28" office:value-type="string" calcext:value-type="string">
            <text:p><text:a xlink:href="https://github.com/gabrielaimeeg/DroidMetronome/wiki/Plano de Gerência de Configuração"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Requisitos</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8">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23">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4">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Requisitos</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9"/>
        </table:table-row>
        <table:table-row table:style-name="ro25">
          <table:table-cell table:style-name="ce15" office:value-type="string" calcext:value-type="string">
            <text:p>Ata de Reunião de Revisão e Retrospectiva</text:p>
          </table:table-cell>
          <table:table-cell table:style-name="ce28"/>
          <table:table-cell table:style-name="ce28" office:value-type="string" calcext:value-type="string">
            <text:p><text:a xlink:href="https://github.com/gabrielaimeeg/DroidMetronome/blob/master/Gerência/reuniões/DroidMetronome_Reunião%2010%20(Revisão%20e%20Retrospectiva%20Sprint%202)%20-%20Ata.md"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10. (Para o nível G). O processo planejado para o projeto é executado.</text:p>
            <text:p><text:span text:style-name="T1">As evidências apresentadas para este resultado permitem assegurar que o projeto foi conduzido a partir da execução do seu processo planejado, bem como se existem registros de execução das atividades do processo com base no seu planejamento?</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number-rows-repeated="1048442">
          <table:table-cell table:number-columns-repeated="1024"/>
        </table:table-row>
        <table:table-row table:style-name="ro27" table:number-rows-repeated="62">
          <table:table-cell table:number-columns-repeated="1024"/>
        </table:table-row>
        <table:table-row table:style-name="ro27">
          <table:table-cell table:number-columns-repeated="1024"/>
        </table:table-row>
      </table:table>
      <table:table table:name="GQA" table:style-name="ta1">
        <table:table-column table:style-name="co4" table:default-cell-style-name="ce23"/>
        <table:table-column table:style-name="co14" table:default-cell-style-name="ce23"/>
        <table:table-column table:style-name="co15" table:number-columns-repeated="2" table:default-cell-style-name="ce23"/>
        <table:table-column table:style-name="co16" table:default-cell-style-name="ce23"/>
        <table:table-column table:style-name="co9" table:number-columns-repeated="249" table:default-cell-style-name="ce23"/>
        <table:table-column table:style-name="co9" table:number-columns-repeated="766" table:default-cell-style-name="ce1"/>
        <table:table-column table:style-name="co3" table:default-cell-style-name="ce1"/>
        <table:table-column table:style-name="co9" table:default-cell-style-name="Default"/>
        <table:table-column table:style-name="co3" table:number-columns-repeated="2" table:default-cell-style-name="Default"/>
        <table:table-row table:style-name="ro28">
          <table:table-cell table:style-name="ce8" office:value-type="string" calcext:value-type="string">
            <text:p>Garantia da Qualidade</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41">
          <table:table-cell table:style-name="ce11" office:value-type="string" calcext:value-type="string">
            <text:p>O propósito do processo Garantia da Qualidade é assegurar que os produtos de trabalho e a execução dos processos estejam em conformidade com os planos, procedimentos e padrões estabelecidos.</text:p>
          </table:table-cell>
          <table:table-cell table:style-name="ce62"/>
          <table:table-cell table:style-name="ce61" table:number-columns-repeated="3"/>
          <table:table-cell table:number-columns-repeated="1019"/>
        </table:table-row>
        <table:table-row table:style-name="ro42">
          <table:table-cell table:style-name="ce12" office:value-type="string" calcext:value-type="string">
            <text:p>GQA 1. A aderência dos produtos de trabalho aos padrões, procedimentos e requisitos aplicáveis é avaliada objetivamente, antes dos produtos serem entregues e em marcos predefinidos ao longo do ciclo de vida do projeto.</text:p>
            <text:p><text:span text:style-name="T1">As evidências apresentadas para este resultado permitem assegurar que existem registros de avaliações objetivas dos produtos de trabalho gerados em relação a padrões, procedimentos e requisitos aplicáveis, antes dos produtos serem entregues e nos marcos definidos para o projeto? Obs: avaliações objetivas são realizadas por um grupo que não esteve envolvido diretamente na elaboração desses produtos de trabalho com base em critérios que minimizem a subjetividade e o viés do revisor.</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Plano de Garantia de Qualidade</text:p>
          </table:table-cell>
          <table:table-cell table:style-name="ce28"/>
          <table:table-cell table:style-name="ce28" office:value-type="string" calcext:value-type="string">
            <text:p><text:a xlink:href="https://github.com/gabrielaimeeg/DroidMetronome/wiki/Plano%20de%20Garantia%20da%20Qualidade"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5" office:value-type="string" calcext:value-type="string">
            <text:p>Relatórios de Avaliação(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43">
          <table:table-cell table:style-name="ce12" office:value-type="string" calcext:value-type="string">
            <text:p>GQA 2. A aderência dos processos executados às descrições de processo, padrões e procedimentos é avaliada objetivamente.</text:p>
            <text:p><text:span text:style-name="T1">As evidências apresentadas para este resultado permitem assegurar que existem registros de avaliações objetivas dos processos executados em relação a descrições de processo, padrões e procedimentos, ao longo do ciclo de vida? Obs: avaliações objetivas são realizadas por um grupo que não esteve envolvido diretamente na execução destas atividades com base em critérios que minimizem a subjetividade e o viés do revisor.</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Relatórios de Avaliação(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44">
          <table:table-cell table:style-name="ce12" office:value-type="string" calcext:value-type="string">
            <text:p>GQA 3. Os problemas e as não-conformidades são identificados, registrados e comunicados.</text:p>
            <text:p><text:span text:style-name="T1">As evidências apresentadas para este resultado permitem assegurar que há registros dos problemas e das não-conformidades identificadas nas avaliações e que estes são comunicados aos responsáveis pelos produtos/processos aplicáveis?</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Relações de Não Conformidades(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45">
          <table:table-cell table:style-name="ce12" office:value-type="string" calcext:value-type="string">
            <text:p>GQA 4. Ações corretivas para as não-conformidades são estabelecidas e acompanhadas até as suas efetivas conclusões. Quando necessário, o escalonamento das ações corretivas para níveis superiores é realizado, de forma a garantir sua solução.</text:p>
            <text:p><text:span text:style-name="T1">As evidências apresentadas para este resultado permitem assegurar: (i) que foram definidas ações corretivas para as não-conformidades e que elas foram acompanhadas até a sua conclusão? (ii) que, quando necessário, as não-conformidades não resolvidas foram escalonadas para níveis superiores visando a efetivação das ações corretivas, conforme mecanismo estabelecido?</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Relações de Não Conformidades(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6"/>
          <table:table-cell table:style-name="ce1"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29">
          <table:table-cell table:style-name="ce17"/>
          <table:table-cell table:style-name="ce31" table:number-columns-repeated="4"/>
          <table:table-cell table:number-columns-repeated="1019"/>
        </table:table-row>
        <table:table-row table:style-name="ro10">
          <table:table-cell table:style-name="ce18" office:value-type="string" calcext:value-type="string">
            <text:p>Atributos de Processo</text:p>
          </table:table-cell>
          <table:table-cell table:style-name="ce32" table:number-columns-repeated="3"/>
          <table:table-cell table:style-name="ce52"/>
          <table:table-cell table:number-columns-repeated="1016"/>
          <table:table-cell table:style-name="ce1" table:number-columns-repeated="3"/>
        </table:table-row>
        <table:table-row table:style-name="ro10">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6"/>
          <table:table-cell table:style-name="ce1" table:number-columns-repeated="3"/>
        </table:table-row>
        <table:table-row table:style-name="ro14">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6"/>
          <table:table-cell table:style-name="ce1" table:number-columns-repeated="3"/>
        </table:table-row>
        <table:table-row table:style-name="ro16">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6"/>
          <table:table-cell table:style-name="ce1" table:number-columns-repeated="3"/>
        </table:table-row>
        <table:table-row table:style-name="ro14">
          <table:table-cell table:style-name="ce13" office:value-type="string" calcext:value-type="string">
            <text:p>Plano de Qualidade</text:p>
          </table:table-cell>
          <table:table-cell table:style-name="ce28"/>
          <table:table-cell table:style-name="ce28" office:value-type="string" calcext:value-type="string">
            <text:p><text:a xlink:href="https://github.com/gabrielaimeeg/DroidMetronome/wiki/Plano de Garantia da Qualidade"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3" office:value-type="string" calcext:value-type="string">
            <text:p>Relações de Não Conformidades(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3" office:value-type="string" calcext:value-type="string">
            <text:p>Relatórios de Avaliação(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6"/>
          <table:table-cell table:style-name="ce1" table:number-columns-repeated="3"/>
        </table:table-row>
        <table:table-row table:style-name="ro10">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6"/>
          <table:table-cell table:style-name="ce1" table:number-columns-repeated="3"/>
        </table:table-row>
        <table:table-row table:style-name="ro18">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6"/>
          <table:table-cell table:style-name="ce1" table:number-columns-repeated="3"/>
        </table:table-row>
        <table:table-row table:style-name="ro14">
          <table:table-cell table:style-name="ce15" office:value-type="string" calcext:value-type="string">
            <text:p>Processo de Desevolvimento – Sessão de Garantia da Qualidade</text:p>
          </table:table-cell>
          <table:table-cell table:style-name="ce28"/>
          <table:table-cell table:style-name="ce28" office:value-type="string" calcext:value-type="string">
            <text:p><text:a xlink:href="https://github.com/gabrielaimeeg/DroidMetronome/wiki/Plano de Garantia da Qualidade"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6"/>
          <table:table-cell table:style-name="ce1" table:number-columns-repeated="3"/>
        </table:table-row>
        <table:table-row table:style-name="ro16">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6"/>
          <table:table-cell table:style-name="ce1" table:number-columns-repeated="3"/>
        </table:table-row>
        <table:table-row table:style-name="ro14">
          <table:table-cell table:style-name="ce13" office:value-type="string" calcext:value-type="string">
            <text:p>Plano de Qualidade</text:p>
          </table:table-cell>
          <table:table-cell table:style-name="ce28"/>
          <table:table-cell table:style-name="ce28" office:value-type="string" calcext:value-type="string">
            <text:p><text:a xlink:href="https://github.com/gabrielaimeeg/DroidMetronome/wiki/Plano de Garantia da Qualidade"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6"/>
          <table:table-cell table:style-name="ce1" table:number-columns-repeated="3"/>
        </table:table-row>
        <table:table-row table:style-name="ro16">
          <table:table-cell table:style-name="ce22" office:value-type="string" calcext:value-type="string">
            <text:p>RAP 4. (Para o nível G). A execução do processo é monitorada e ajustes são realizados. <text:span text:style-name="T1">As evidências apresentadas para este resultado permitem assegurar que o processo foi executado conforme planejado e que ações corretivas foram tomadas quando a execução do processo se desviou dos planos?</text:span></text:p>
          </table:table-cell>
          <table:table-cell table:style-name="ce39" table:number-columns-repeated="3"/>
          <table:table-cell table:style-name="ce54"/>
          <table:table-cell table:number-columns-repeated="1016"/>
          <table:table-cell table:style-name="ce1"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6"/>
          <table:table-cell table:style-name="ce1" table:number-columns-repeated="3"/>
        </table:table-row>
        <table:table-row table:style-name="ro21">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6"/>
          <table:table-cell table:style-name="ce1" table:number-columns-repeated="3"/>
        </table:table-row>
        <table:table-row table:style-name="ro14">
          <table:table-cell table:style-name="ce15" office:value-type="string" calcext:value-type="string">
            <text:p>Processo de Desevolvimento – Sessão de Garantia da Qualidade</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6"/>
          <table:table-cell table:style-name="ce1" table:number-columns-repeated="3"/>
        </table:table-row>
        <table:table-row table:style-name="ro21">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6"/>
          <table:table-cell table:style-name="ce1" table:number-columns-repeated="3"/>
        </table:table-row>
        <table:table-row table:style-name="ro14">
          <table:table-cell table:style-name="ce13" office:value-type="string" calcext:value-type="string">
            <text:p>Plano de Gerência de Configuração</text:p>
          </table:table-cell>
          <table:table-cell table:style-name="ce28"/>
          <table:table-cell table:style-name="ce28" office:value-type="string" calcext:value-type="string">
            <text:p><text:a xlink:href="https://github.com/gabrielaimeeg/DroidMetronome/wiki/Plano de Gerência de Configuração"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Processo de Desevolvimento – Sessão de Garantia da Qualidade</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6"/>
          <table:table-cell table:style-name="ce1" table:number-columns-repeated="3"/>
        </table:table-row>
        <table:table-row table:style-name="ro18">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6"/>
          <table:table-cell table:style-name="ce1" table:number-columns-repeated="3"/>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6"/>
          <table:table-cell table:style-name="ce1" table:number-columns-repeated="3"/>
        </table:table-row>
        <table:table-row table:style-name="ro23">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6"/>
          <table:table-cell table:style-name="ce1" table:number-columns-repeated="3"/>
        </table:table-row>
        <table:table-row table:style-name="ro24">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6"/>
          <table:table-cell table:style-name="ce1" table:number-columns-repeated="3"/>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Processo de Desevolvimento – Sessão de Garantia da Qualidade</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6"/>
          <table:table-cell table:style-name="ce1" table:number-columns-repeated="3"/>
        </table:table-row>
        <table:table-row table:style-name="ro21">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6"/>
          <table:table-cell table:style-name="ce1" table:number-columns-repeated="3"/>
        </table:table-row>
        <table:table-row table:style-name="ro25">
          <table:table-cell table:style-name="ce15" office:value-type="string" calcext:value-type="string">
            <text:p>Ata de Reunião de Revisão e Retrospectiva</text:p>
          </table:table-cell>
          <table:table-cell table:style-name="ce28"/>
          <table:table-cell table:style-name="ce28" office:value-type="string" calcext:value-type="string">
            <text:p><text:a xlink:href="https://github.com/gabrielaimeeg/DroidMetronome/blob/master/Gerência/reuniões/DroidMetronome_Reunião%2010%20(Revisão%20e%20Retrospectiva%20Sprint%202)%20-%20Ata.md"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6"/>
          <table:table-cell table:style-name="ce1" table:number-columns-repeated="3"/>
        </table:table-row>
        <table:table-row table:style-name="ro21">
          <table:table-cell table:style-name="ce22" office:value-type="string" calcext:value-type="string">
            <text:p>RAP 10. (Para o nível G). O processo planejado para o projeto é executado.</text:p>
            <text:p><text:span text:style-name="T1">As evidências apresentadas para este resultado permitem assegurar que o projeto foi conduzido a partir da execução do seu processo planejado, bem como se existem registros de execução das atividades do processo com base no seu planejamento?</text:span></text:p>
          </table:table-cell>
          <table:table-cell table:style-name="ce39" table:number-columns-repeated="3"/>
          <table:table-cell table:style-name="ce54"/>
          <table:table-cell table:number-columns-repeated="1016"/>
          <table:table-cell table:style-name="ce1" table:number-columns-repeated="3"/>
        </table:table-row>
        <table:table-row table:style-name="ro14">
          <table:table-cell table:style-name="ce13" office:value-type="string" calcext:value-type="string">
            <text:p>Plano de Qualidade</text:p>
          </table:table-cell>
          <table:table-cell table:style-name="ce28"/>
          <table:table-cell table:style-name="ce28" office:value-type="string" calcext:value-type="string">
            <text:p><text:a xlink:href="https://github.com/gabrielaimeeg/DroidMetronome/wiki/Plano de Garantia da Qualidade"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3" office:value-type="string" calcext:value-type="string">
            <text:p>Relações de Não Conformidades(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3" office:value-type="string" calcext:value-type="string">
            <text:p>Relatórios de Avaliação(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6"/>
          <table:table-cell table:style-name="ce1" table:number-columns-repeated="3"/>
        </table:table-row>
        <table:table-row table:style-name="ro8" table:number-rows-repeated="1048437">
          <table:table-cell table:number-columns-repeated="1024"/>
        </table:table-row>
        <table:table-row table:style-name="ro27" table:number-rows-repeated="73">
          <table:table-cell table:number-columns-repeated="1024"/>
        </table:table-row>
        <table:table-row table:style-name="ro27">
          <table:table-cell table:number-columns-repeated="1024"/>
        </table:table-row>
      </table:table>
      <table:table table:name="VER" table:style-name="ta2">
        <table:table-column table:style-name="co4" table:default-cell-style-name="ce23"/>
        <table:table-column table:style-name="co17" table:default-cell-style-name="ce23"/>
        <table:table-column table:style-name="co18" table:default-cell-style-name="ce23"/>
        <table:table-column table:style-name="co19" table:default-cell-style-name="ce23"/>
        <table:table-column table:style-name="co16" table:default-cell-style-name="ce23"/>
        <table:table-column table:style-name="co9" table:number-columns-repeated="249" table:default-cell-style-name="ce23"/>
        <table:table-column table:style-name="co9" table:number-columns-repeated="767" table:default-cell-style-name="ce1"/>
        <table:table-column table:style-name="co3" table:number-columns-repeated="3" table:default-cell-style-name="ce1"/>
        <table:table-row table:style-name="ro28">
          <table:table-cell table:style-name="ce8" office:value-type="string" calcext:value-type="string">
            <text:p>Verificação</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46">
          <table:table-cell table:style-name="ce12" office:value-type="string" calcext:value-type="string">
            <text:p>O propósito do processo Verificação é confirmar que cada serviço e/ou produto de trabalho do processo ou do projeto atende apropriadamente os requisitos especificados.</text:p>
          </table:table-cell>
          <table:table-cell table:style-name="ce58"/>
          <table:table-cell table:style-name="ce61" table:number-columns-repeated="3"/>
          <table:table-cell table:number-columns-repeated="1019"/>
        </table:table-row>
        <table:table-row table:style-name="ro31">
          <table:table-cell table:style-name="ce12" office:value-type="string" calcext:value-type="string">
            <text:p>VER 1. Produtos de trabalho a serem verificados são identificados.</text:p>
            <text:p><text:span text:style-name="T1">As evidências apresentadas para este resultado permitem assegurar que os produtos de trabalho sujeitos à verificação foram identificados?</text:span></text:p>
          </table:table-cell>
          <table:table-cell table:style-name="ce59" table:number-columns-repeated="4"/>
          <table:table-cell table:number-columns-repeated="1019"/>
        </table:table-row>
        <table:table-row table:style-name="ro8">
          <table:table-cell table:style-name="ce64" office:value-type="string" calcext:value-type="string">
            <text:p>Plano de Verificação e Validação</text:p>
          </table:table-cell>
          <table:table-cell table:style-name="ce65"/>
          <table:table-cell table:style-name="ce28" office:value-type="string" calcext:value-type="string">
            <text:p><text:a xlink:href="https://github.com/gabrielaimeeg/DroidMetronome/wiki/Plano%20de%20Verificação%20e%20Validação" xlink:type="simple">X</text:a></text:p>
          </table:table-cell>
          <table:table-cell table:style-name="ce66" table:number-columns-repeated="2"/>
          <table:table-cell table:number-columns-repeated="1019"/>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7">
          <table:table-cell table:style-name="ce12" office:value-type="string" calcext:value-type="string">
            <text:p>VER 2. Uma estratégia de verificação é desenvolvida e implementada, estabelecendo cronograma, revisores envolvidos, métodos para verificação e qualquer material a ser utilizado na verificação.</text:p>
            <text:p><text:span text:style-name="T1">As evidências apresentadas para este resultado permitem assegurar que há uma estratégia definida para a verificação que inclua cronograma, revisores envolvidos, métodos a serem utilizados e materiais a serem empregados na verificação?</text:span></text:p>
          </table:table-cell>
          <table:table-cell table:style-name="ce59" table:number-columns-repeated="4"/>
          <table:table-cell table:number-columns-repeated="1019"/>
        </table:table-row>
        <table:table-row table:style-name="ro7">
          <table:table-cell table:style-name="ce64" office:value-type="string" calcext:value-type="string">
            <text:p>Plano de Verificação e Validação</text:p>
          </table:table-cell>
          <table:table-cell table:style-name="ce65"/>
          <table:table-cell table:style-name="ce28" office:value-type="string" calcext:value-type="string">
            <text:p><text:a xlink:href="https://github.com/gabrielaimeeg/DroidMetronome/wiki/Plano%20de%20Verificação%20e%20Validação"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8">
          <table:table-cell table:style-name="ce12" office:value-type="string" calcext:value-type="string">
            <text:p>VER 3. Critérios e procedimentos para verificação dos produtos de trabalho a serem verificados são identificados e um ambiente para verificação é estabelecido.</text:p>
            <text:p><text:span text:style-name="T1">As evidências apresentadas para este resultado permitem assegurar que: (i) critérios e procedimentos a serem utilizados para a verificação foram identificados?; (ii) foi estabelecido um ambiente para verificação?</text:span></text:p>
          </table:table-cell>
          <table:table-cell table:style-name="ce59" table:number-columns-repeated="4"/>
          <table:table-cell table:number-columns-repeated="1019"/>
        </table:table-row>
        <table:table-row table:style-name="ro7">
          <table:table-cell table:style-name="ce64" office:value-type="string" calcext:value-type="string">
            <text:p>Documentos de Procediment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64" office:value-type="string" calcext:value-type="string">
            <text:p>Plano de Verificação e Validação</text:p>
          </table:table-cell>
          <table:table-cell table:style-name="ce65"/>
          <table:table-cell table:style-name="ce28" office:value-type="string" calcext:value-type="string">
            <text:p><text:a xlink:href="https://github.com/gabrielaimeeg/DroidMetronome/wiki/Plano%20de%20Verificação%20e%20Validação"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4">
          <table:table-cell table:style-name="ce12" office:value-type="string" calcext:value-type="string">
            <text:p>VER 4. Atividades de verificação, incluindo testes e revisões por pares, são executadas.</text:p>
            <text:p><text:span text:style-name="T1">As evidências apresentadas para este resultado permitem assegurar que as atividades de verificação, incluindo tanto testes quanto revisão por pares, foram executadas de acordo com o planejado?</text:span></text:p>
          </table:table-cell>
          <table:table-cell table:style-name="ce59" table:number-columns-repeated="4"/>
          <table:table-cell table:number-columns-repeated="1019"/>
        </table:table-row>
        <table:table-row table:style-name="ro7">
          <table:table-cell table:style-name="ce64" office:value-type="string" calcext:value-type="string">
            <text:p>Relatórios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9">
          <table:table-cell table:style-name="ce12" office:value-type="string" calcext:value-type="string">
            <text:p>VER 5. Defeitos são identificados e registrados.</text:p>
            <text:p><text:span text:style-name="T1">As evidências apresentadas para este resultado permitem assegurar que os defeitos identificados durante as atividades de verificação foram identificados e registrados?</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4">
          <table:table-cell table:style-name="ce12" office:value-type="string" calcext:value-type="string">
            <text:p>VER 6. Resultados de atividades de verificação são analisados e disponibilizados para as partes interessadas.</text:p>
            <text:p><text:span text:style-name="T1">As evidências apresentadas para este resultado permitem assegurar que os resultados das atividades de verificação foram (i) analisados? (ii) foram adotados procedimentos para disponibilização dos resultados para as partes interessadas?</text:span></text:p>
          </table:table-cell>
          <table:table-cell table:style-name="ce59" table:number-columns-repeated="4"/>
          <table:table-cell table:number-columns-repeated="1019"/>
        </table:table-row>
        <table:table-row table:style-name="ro7">
          <table:table-cell table:style-name="ce64" office:value-type="string" calcext:value-type="string">
            <text:p>Relatórios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9">
          <table:table-cell table:style-name="ce17"/>
          <table:table-cell table:style-name="ce31" table:number-columns-repeated="4"/>
          <table:table-cell table:number-columns-repeated="1019"/>
        </table:table-row>
        <table:table-row table:style-name="ro10">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10">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14">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16">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14">
          <table:table-cell table:style-name="ce13"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20de%20Verificação%20e%20Validação"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0">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18">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14">
          <table:table-cell table:style-name="ce15" office:value-type="string" calcext:value-type="string">
            <text:p>Processo de Desevolvimento – Sessão de V&amp;V</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14">
          <table:table-cell table:style-name="ce13"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20de%20Verificação%20e%20Validação"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4. (Para o nível G). A execução do processo é monitorada e ajustes são realizados. <text:span text:style-name="T1">As evidências apresentadas para este resultado permitem assegurar que o processo foi executado conforme planejado e que ações corretivas foram tomadas quando a execução do processo se desviou dos planos?</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Processo de Desevolvimento – Sessão de V&amp;V</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V&amp;V</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8">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23">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4">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V&amp;V</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9"/>
        </table:table-row>
        <table:table-row table:style-name="ro25">
          <table:table-cell table:style-name="ce15" office:value-type="string" calcext:value-type="string">
            <text:p>Ata de Reunião de Revisão e Retrospectiva</text:p>
          </table:table-cell>
          <table:table-cell table:style-name="ce28"/>
          <table:table-cell table:style-name="ce28" office:value-type="string" calcext:value-type="string">
            <text:p><text:a xlink:href="https://github.com/gabrielaimeeg/DroidMetronome/blob/master/Gerência/reuniões/DroidMetronome_Reunião%2010%20(Revisão%20e%20Retrospectiva%20Sprint%202)%20-%20Ata.md"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10. (Para o nível G). O processo planejado para o projeto é executado.</text:p>
            <text:p><text:span text:style-name="T1">As evidências apresentadas para este resultado permitem assegurar que o projeto foi conduzido a partir da execução do seu processo planejado, bem como se existem registros de execução das atividades do processo com base no seu planejamento?</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20de%20Verificação%20e%20Validação"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8" table:number-rows-repeated="1048454">
          <table:table-cell table:number-columns-repeated="1024"/>
        </table:table-row>
        <table:table-row table:style-name="ro27" table:number-rows-repeated="56">
          <table:table-cell table:number-columns-repeated="1024"/>
        </table:table-row>
        <table:table-row table:style-name="ro27">
          <table:table-cell table:number-columns-repeated="1024"/>
        </table:table-row>
      </table:table>
      <table:table table:name="VAL" table:style-name="ta2">
        <table:table-column table:style-name="co4" table:default-cell-style-name="ce23"/>
        <table:table-column table:style-name="co20" table:default-cell-style-name="ce23"/>
        <table:table-column table:style-name="co16" table:number-columns-repeated="3" table:default-cell-style-name="ce23"/>
        <table:table-column table:style-name="co9" table:number-columns-repeated="249" table:default-cell-style-name="ce23"/>
        <table:table-column table:style-name="co9" table:number-columns-repeated="767" table:default-cell-style-name="ce1"/>
        <table:table-column table:style-name="co3" table:number-columns-repeated="3" table:default-cell-style-name="ce1"/>
        <table:table-row table:style-name="ro28">
          <table:table-cell table:style-name="ce8" office:value-type="string" calcext:value-type="string">
            <text:p>Validação</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50">
          <table:table-cell table:style-name="ce12" office:value-type="string" calcext:value-type="string">
            <text:p>O propósito do processo Validação é confirmar que um produto ou componente do produto atenderá a seu uso pretendido quando colocado no ambiente para o qual foi desenvolvido.</text:p>
          </table:table-cell>
          <table:table-cell table:style-name="ce58"/>
          <table:table-cell table:style-name="ce61" table:number-columns-repeated="3"/>
          <table:table-cell table:number-columns-repeated="1019"/>
        </table:table-row>
        <table:table-row table:style-name="ro31">
          <table:table-cell table:style-name="ce12" office:value-type="string" calcext:value-type="string">
            <text:p>VAL 1. Produtos de trabalho a serem validados são identificados.</text:p>
            <text:p><text:span text:style-name="T1">As evidências apresentadas para este resultado permitem assegurar que foram identificados os produtos de trabalho a serem validados?</text:span></text:p>
          </table:table-cell>
          <table:table-cell table:style-name="ce59" table:number-columns-repeated="4"/>
          <table:table-cell table:number-columns-repeated="1019"/>
        </table:table-row>
        <table:table-row table:style-name="ro8">
          <table:table-cell table:style-name="ce64" office:value-type="string" calcext:value-type="string">
            <text:p>Plano de Verificação e Validação</text:p>
          </table:table-cell>
          <table:table-cell table:style-name="ce65"/>
          <table:table-cell table:style-name="ce28" office:value-type="string" calcext:value-type="string">
            <text:p><text:a xlink:href="https://github.com/gabrielaimeeg/DroidMetronome/wiki/Plano%20de%20Verificação%20e%20Validação" xlink:type="simple">X</text:a></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1">
          <table:table-cell table:style-name="ce12" office:value-type="string" calcext:value-type="string">
            <text:p>VAL 2. Uma estratégia de validação é desenvolvida e implementada, estabelecendo cronograma, participantes envolvidos, métodos para validação e qualquer material a ser utilizado na validação.</text:p>
            <text:p><text:span text:style-name="T2">As evidências apresentadas para este resultado permitem assegurar que foi desenvolvida e implementada uma estratégia de validação que define o cronograma, participantes envolvidos, métodos para validação e o material</text:span><text:span text:style-name="T3"> </text:span><text:span text:style-name="T2">a ser utilizado na validação?</text:span></text:p>
          </table:table-cell>
          <table:table-cell table:style-name="ce59" table:number-columns-repeated="4"/>
          <table:table-cell table:number-columns-repeated="1019"/>
        </table:table-row>
        <table:table-row table:style-name="ro7">
          <table:table-cell table:style-name="ce64" office:value-type="string" calcext:value-type="string">
            <text:p>Plano de Verificação e Validação</text:p>
          </table:table-cell>
          <table:table-cell table:style-name="ce65"/>
          <table:table-cell table:style-name="ce28" office:value-type="string" calcext:value-type="string">
            <text:p><text:a xlink:href="https://github.com/gabrielaimeeg/DroidMetronome/wiki/Plano%20de%20Verificação%20e%20Validação"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7">
          <table:table-cell table:style-name="ce12" office:value-type="string" calcext:value-type="string">
            <text:p>VAL 3. Critérios e procedimentos para validação dos produtos de trabalho a serem validados são identificados e um ambiente para validação é estabelecido.</text:p>
            <text:p><text:span text:style-name="T1">As evidências apresentadas para este resultado permitem assegurar que foram identificados critérios e procedimentos a serem utilizados para a validação dos produtos de trabalho, bem como permitem assegurar que foi estabelecido um ambiente para validação?</text:span></text:p>
          </table:table-cell>
          <table:table-cell table:style-name="ce59" table:number-columns-repeated="4"/>
          <table:table-cell table:number-columns-repeated="1019"/>
        </table:table-row>
        <table:table-row table:style-name="ro7">
          <table:table-cell table:style-name="ce64" office:value-type="string" calcext:value-type="string">
            <text:p>Documento de Procediment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64" office:value-type="string" calcext:value-type="string">
            <text:p>Plano de Verificação e Validação</text:p>
          </table:table-cell>
          <table:table-cell table:style-name="ce65"/>
          <table:table-cell table:style-name="ce28" office:value-type="string" calcext:value-type="string">
            <text:p><text:a xlink:href="https://github.com/gabrielaimeeg/DroidMetronome/wiki/Plano%20de%20Verificação%20e%20Validação"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7">
          <table:table-cell table:style-name="ce12" office:value-type="string" calcext:value-type="string">
            <text:p>VAL 4. Atividades de validação são executadas para garantir que o produto esteja pronto para uso no ambiente operacional pretendido.</text:p>
            <text:p><text:span text:style-name="T1">As evidências apresentadas para este resultado permitem assegurar que as atividades de validação foram executadas para garantir que o produto esteja pronto para uso no ambiente operacional pretendido?</text:span></text:p>
          </table:table-cell>
          <table:table-cell table:style-name="ce59" table:number-columns-repeated="4"/>
          <table:table-cell table:number-columns-repeated="1019"/>
        </table:table-row>
        <table:table-row table:style-name="ro7">
          <table:table-cell table:style-name="ce64" office:value-type="string" calcext:value-type="string">
            <text:p>Documento de Procediment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4">
          <table:table-cell table:style-name="ce12" office:value-type="string" calcext:value-type="string">
            <text:p>VAL 5. Problemas são identificados e registrados.</text:p>
            <text:p><text:span text:style-name="T1">As evidências apresentadas para este resultado permitem assegurar que os problemas identificados durante as atividades de validação foram registrados?</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2">
          <table:table-cell table:style-name="ce12" office:value-type="string" calcext:value-type="string">
            <text:p>VAL 6. Resultados de atividades de validação são analisados e disponibilizados para as partes interessadas.</text:p>
            <text:p><text:span text:style-name="T1">As evidências apresentadas para este resultado permitem assegurar que os resultados das atividades de validação foram analisados e disponibilizados para as partes interessadas?</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3">
          <table:table-cell table:style-name="ce12" office:value-type="string" calcext:value-type="string">
            <text:p>VAL 7. Evidências de que os produtos de software desenvolvidos estão prontos para o uso pretendido são fornecidas.</text:p>
            <text:p><text:span text:style-name="T1">As evidências apresentadas para este resultado permitem assegurar que os produtos de software desenvolvidos estavam prontos para o uso pretendido?</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9">
          <table:table-cell table:style-name="ce17"/>
          <table:table-cell table:style-name="ce31" table:number-columns-repeated="4"/>
          <table:table-cell table:number-columns-repeated="1019"/>
        </table:table-row>
        <table:table-row table:style-name="ro10">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10">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14">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16">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14">
          <table:table-cell table:style-name="ce13"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20de%20Verificação%20e%20Validação"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0">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18">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14">
          <table:table-cell table:style-name="ce15" office:value-type="string" calcext:value-type="string">
            <text:p>Processo de Desevolvimento – Sessão de V&amp;V</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14">
          <table:table-cell table:style-name="ce13"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20de%20Verificação%20e%20Validação"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4. (Para o nível G). A execução do processo é monitorada e ajustes são realizados. <text:span text:style-name="T1">As evidências apresentadas para este resultado permitem assegurar que o processo foi executado conforme planejado e que ações corretivas foram tomadas quando a execução do processo se desviou dos planos?</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Processo de Desevolvimento – Sessão de V&amp;V</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V&amp;V</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8">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23">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4">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V&amp;V</text:p>
          </table:table-cell>
          <table:table-cell table:style-name="ce28"/>
          <table:table-cell table:style-name="ce28" office:value-type="string" calcext:value-type="string">
            <text:p><text:a xlink:href="https://github.com/gabrielaimeeg/DroidMetronome/blob/master/Processo/PDS%20-%20DroidFoundry%20&amp;%207-Beats%20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9"/>
        </table:table-row>
        <table:table-row table:style-name="ro25">
          <table:table-cell table:style-name="ce15" office:value-type="string" calcext:value-type="string">
            <text:p>Ata de Reunião de Revisão e Retrospectiva</text:p>
          </table:table-cell>
          <table:table-cell table:style-name="ce28"/>
          <table:table-cell table:style-name="ce28" office:value-type="string" calcext:value-type="string">
            <text:p><text:a xlink:href="https://github.com/gabrielaimeeg/DroidMetronome/blob/master/Gerência/reuniões/DroidMetronome_Reunião%2010%20(Revisão%20e%20Retrospectiva%20Sprint%202)%20-%20Ata.md"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10. (Para o nível G). O processo planejado para o projeto é executado.</text:p>
            <text:p><text:span text:style-name="T1">As evidências apresentadas para este resultado permitem assegurar que o projeto foi conduzido a partir da execução do seu processo planejado, bem como se existem registros de execução das atividades do processo com base no seu planejamento?</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20de%20Verificação%20e%20Validação"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8" table:number-rows-repeated="1048426">
          <table:table-cell table:number-columns-repeated="1024"/>
        </table:table-row>
        <table:table-row table:style-name="ro27" table:number-rows-repeated="81">
          <table:table-cell table:number-columns-repeated="1024"/>
        </table:table-row>
        <table:table-row table:style-name="ro2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1"/>
    <style:font-face style:name="Geneva" svg:font-family="Geneva"/>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pt" number:country="BR">
      <number:currency-symbol number:language="pt" number:country="BR">R$</number:currency-symbol>
      <number:text> </number:text>
      <number:number number:decimal-places="2" number:min-integer-digits="1" number:grouping="true"/>
    </number:currency-style>
    <number:currency-style style:name="N10104" number:language="pt" number:country="BR">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104P0"/>
    </number:currency-style>
    <number:currency-style style:name="N10106" number:language="pt" number:country="BR">
      <number:currency-symbol number:language="pt" number:country="BR">R$</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iperlink" style:family="table-cell" style:parent-style-name="Default" style:data-style-name="N0">
      <style:text-properties fo:color="#0563c1" style:text-underline-style="solid" style:text-underline-width="auto" style:text-underline-color="font-color"/>
    </style:style>
    <style:style style:name="Hyperlink_20_2" style:display-name="Hyperlink 2" style:family="table-cell" style:parent-style-name="Default" style:data-style-name="N0">
      <style:table-cell-properties fo:background-color="transparent" style:vertical-align="automatic"/>
      <style:text-properties fo:color="#0000d4" fo:font-size="10pt" style:text-underline-style="solid" style:text-underline-width="auto" style:text-underline-color="font-color" style:font-size-asian="10pt" style:font-size-complex="10pt"/>
    </style:style>
    <style:style style:name="Normal_20_2" style:display-name="Normal 2" style:family="table-cell" style:parent-style-name="Default" style:data-style-name="N0">
      <style:table-cell-properties fo:background-color="transparent" style:vertical-align="automatic"/>
      <style:text-properties fo:font-size="10pt" style:font-size-asian="10pt" style:font-size-complex="10pt"/>
    </style:style>
    <style:style style:name="Normal_5f_Consolidate_20_Data_20_1" style:display-name="Normal_Consolidate Data 1" style:family="table-cell" style:parent-style-name="Default" style:data-style-name="N0">
      <style:table-cell-properties fo:background-color="transparent" style:vertical-align="automatic"/>
      <style:text-properties style:font-name="Geneva" fo:font-family="Geneva" fo:font-size="10pt" style:font-name-asian="Geneva" style:font-family-asian="Geneva" style:font-size-asian="10pt" style:font-name-complex="Geneva" style:font-family-complex="Geneva" style:font-size-complex="10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print-page-order="ltr" style:first-page-number="continue" style:scale-to="100%" style:print="charts drawings object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print-page-order="ltr" style:first-page-number="continue" style:scale-to="100%" style:print="charts drawings object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1">00/00/0000</text:date>, <text:time style:data-style-name="N2" text:time-value="01:30:40.577528115">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lanilha de Avaliação</dc:title>
    <meta:initial-creator>MPS.BR - ETM</meta:initial-creator>
    <dc:creator>Gabriela Aimée</dc:creator>
    <meta:creation-date>1997-01-10T19:22:50Z</meta:creation-date>
    <dc:date>2015-06-11T01:58:43.633381092</dc:date>
    <meta:editing-cycles>27</meta:editing-cycles>
    <meta:editing-duration>P1DT6H36M33S</meta:editing-duration>
    <meta:document-statistic meta:table-count="6" meta:cell-count="578" meta:object-count="0"/>
  </office:meta>
</office:document-meta>
</file>